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T1_10" style:family="text">
      <style:text-properties fo:font-size="14pt" style:font-size-asian="14pt" style:font-size-complex="14pt"/>
    </style:style>
    <style:style style:name="T1_11" style:family="text">
      <style:text-properties fo:font-size="14pt" style:font-size-asian="14pt" style:font-size-complex="14pt"/>
    </style:style>
    <style:style style:name="T1_12" style:family="text">
      <style:text-properties fo:font-size="14pt" style:font-size-asian="14pt" style:font-size-complex="14pt"/>
    </style:style>
    <style:style style:name="T1_13" style:family="text">
      <style:text-properties fo:font-size="14pt" style:font-size-asian="14pt" style:font-size-complex="14pt"/>
    </style:style>
    <style:style style:name="T1_14" style:family="text">
      <style:text-properties fo:font-size="14pt" style:font-size-asian="14pt" style:font-size-complex="14pt"/>
    </style:style>
    <style:style style:name="T1_15" style:family="text">
      <style:text-properties fo:font-size="14pt" style:font-size-asian="14pt" style:font-size-complex="14pt"/>
    </style:style>
    <style:style style:name="T1_16" style:family="text">
      <style:text-properties fo:font-size="14pt" style:font-size-asian="14pt" style:font-size-complex="14pt"/>
    </style:style>
    <style:style style:name="T1_17" style:family="text">
      <style:text-properties fo:font-size="14pt" style:font-size-asian="14pt" style:font-size-complex="14pt"/>
    </style:style>
    <style:style style:name="T1_18" style:family="text">
      <style:text-properties fo:font-size="14pt" style:font-size-asian="14pt" style:font-size-complex="14pt"/>
    </style:style>
    <style:style style:name="T1_19" style:family="text">
      <style:text-properties fo:font-size="14pt" style:font-size-asian="14pt" style:font-size-complex="14pt"/>
    </style:style>
    <style:style style:name="T1_20" style:family="text">
      <style:text-properties fo:font-size="14pt" style:font-size-asian="14pt" style:font-size-complex="14pt"/>
    </style:style>
    <style:style style:name="T1_21" style:family="text">
      <style:text-properties fo:font-size="14pt" style:font-size-asian="14pt" style:font-size-complex="14pt"/>
    </style:style>
    <style:style style:name="T1_22" style:family="text">
      <style:text-properties fo:font-size="14pt" style:font-size-asian="14pt" style:font-size-complex="14pt"/>
    </style:style>
    <style:style style:name="T1_23" style:family="text">
      <style:text-properties fo:font-size="14pt" style:font-size-asian="14pt" style:font-size-complex="14pt"/>
    </style:style>
    <style:style style:name="T1_24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T4_303" style:family="text"/>
    <style:style style:name="T4_304" style:family="text"/>
    <style:style style:name="T4_305" style:family="text"/>
    <style:style style:name="T4_306" style:family="text"/>
    <style:style style:name="T4_307" style:family="text"/>
    <style:style style:name="T4_308" style:family="text"/>
    <style:style style:name="T4_309" style:family="text"/>
    <style:style style:name="T4_310" style:family="text"/>
    <style:style style:name="T4_311" style:family="text"/>
    <style:style style:name="T4_312" style:family="text"/>
    <style:style style:name="T4_313" style:family="text"/>
    <style:style style:name="T4_314" style:family="text"/>
    <style:style style:name="T4_315" style:family="text"/>
    <style:style style:name="T4_316" style:family="text"/>
    <style:style style:name="T4_317" style:family="text"/>
    <style:style style:name="T4_318" style:family="text"/>
    <style:style style:name="T4_319" style:family="text"/>
    <style:style style:name="T4_320" style:family="text"/>
    <style:style style:name="T4_321" style:family="text"/>
    <style:style style:name="T4_322" style:family="text"/>
    <style:style style:name="T4_323" style:family="text"/>
    <style:style style:name="T4_324" style:family="text"/>
    <style:style style:name="T4_325" style:family="text"/>
    <style:style style:name="T4_326" style:family="text"/>
    <style:style style:name="T4_327" style:family="text"/>
    <style:style style:name="T4_32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T6_271" style:family="text"/>
    <style:style style:name="T6_272" style:family="text"/>
    <style:style style:name="T6_273" style:family="text"/>
    <style:style style:name="T6_274" style:family="text"/>
    <style:style style:name="T6_275" style:family="text"/>
    <style:style style:name="T6_276" style:family="text"/>
    <style:style style:name="T6_277" style:family="text"/>
    <style:style style:name="T6_278" style:family="text"/>
    <style:style style:name="T6_279" style:family="text"/>
    <style:style style:name="T6_280" style:family="text"/>
    <style:style style:name="T6_281" style:family="text"/>
    <style:style style:name="T6_282" style:family="text"/>
    <style:style style:name="T6_283" style:family="text"/>
    <style:style style:name="T6_284" style:family="text"/>
    <style:style style:name="T6_285" style:family="text"/>
    <style:style style:name="T6_286" style:family="text"/>
    <style:style style:name="T6_287" style:family="text"/>
    <style:style style:name="T6_288" style:family="text"/>
    <style:style style:name="T6_289" style:family="text"/>
    <style:style style:name="T6_290" style:family="text"/>
    <style:style style:name="T6_291" style:family="text"/>
    <style:style style:name="T6_292" style:family="text"/>
    <style:style style:name="T6_293" style:family="text"/>
    <style:style style:name="T6_29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T13_39" style:family="text"/>
    <style:style style:name="T13_40" style:family="text">
      <style:text-properties fo:color="#1155cc" style:text-underline-style="solid" style:text-underline-color="font-color"/>
    </style:style>
    <style:style style:name="T13_41" style:family="text"/>
    <style:style style:name="T13_42" style:family="text">
      <style:text-properties fo:color="#1155cc" style:text-underline-style="solid" style:text-underline-color="font-color"/>
    </style:style>
    <style:style style:name="T13_43" style:family="text"/>
    <style:style style:name="T13_44" style:family="text">
      <style:text-properties fo:color="#1155cc" style:text-underline-style="solid" style:text-underline-color="font-color"/>
    </style:style>
    <style:style style:name="T13_45" style:family="text"/>
    <style:style style:name="T13_46" style:family="text">
      <style:text-properties fo:color="#1155cc" style:text-underline-style="solid" style:text-underline-color="font-color"/>
    </style:style>
    <style:style style:name="T13_47" style:family="text"/>
    <style:style style:name="T13_48" style:family="text">
      <style:text-properties fo:color="#1155cc" style:text-underline-style="solid" style:text-underline-color="font-color"/>
    </style:style>
    <style:style style:name="T13_49" style:family="text"/>
    <style:style style:name="T13_50" style:family="text">
      <style:text-properties fo:color="#1155cc" style:text-underline-style="solid" style:text-underline-color="font-color"/>
    </style:style>
    <style:style style:name="T13_51" style:family="text"/>
    <style:style style:name="T13_52" style:family="text">
      <style:text-properties fo:color="#1155cc" style:text-underline-style="solid" style:text-underline-color="font-color"/>
    </style:style>
    <style:style style:name="T13_53" style:family="text"/>
    <style:style style:name="T13_54" style:family="text">
      <style:text-properties fo:color="#1155cc" style:text-underline-style="solid" style:text-underline-color="font-color"/>
    </style:style>
    <style:style style:name="T13_55" style:family="text"/>
    <style:style style:name="T13_5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eet</text:span><text:span text:style-name="T1_2"><text:s/></text:span><text:span text:style-name="T1_3">z</text:span><text:span text:style-name="T1_4"><text:s/></text:span><text:span text:style-name="T1_5">okazji</text:span><text:span text:style-name="T1_6"><text:s/>5<text:s/></text:span><text:span text:style-name="T1_7">urodzin</text:span><text:span text:style-name="T1_8"><text:s/></text:span><text:span text:style-name="T1_9">MLP</text:span><text:span text:style-name="T1_10">,<text:s/></text:span><text:span text:style-name="T1_11">czyli</text:span><text:span text:style-name="T1_12">…<text:s/></text:span><text:span text:style-name="T1_13">co</text:span><text:span text:style-name="T1_14"><text:s/></text:span><text:span text:style-name="T1_15">ja</text:span><text:span text:style-name="T1_16"><text:s/></text:span><text:span text:style-name="T1_17">znowu</text:span><text:span text:style-name="T1_18"><text:s/></text:span><text:span text:style-name="T1_19">robię</text:span><text:span text:style-name="T1_20"><text:s/></text:span><text:span text:style-name="T1_21">w</text:span><text:span text:style-name="T1_22"><text:s/></text:span><text:span text:style-name="T1_23">Berlinie</text:span><text:span text:style-name="T1_24">?</text:span></text:p>
      <text:p text:style-name="P2"><text:span text:style-name="T2_1">O</text:span><text:span text:style-name="T2_2"><text:s/></text:span><text:span text:style-name="T2_3">Celestio</text:span><text:span text:style-name="T2_4">...<text:s/>5<text:s/></text:span><text:span text:style-name="T2_5">rok</text:span><text:span text:style-name="T2_6"><text:s/></text:span><text:span text:style-name="T2_7">nadawania</text:span><text:span text:style-name="T2_8"><text:s/>4<text:s/></text:span><text:span text:style-name="T2_9">generacji</text:span><text:span text:style-name="T2_10"><text:s/></text:span><text:span text:style-name="T2_11">My</text:span><text:span text:style-name="T2_12"><text:s/></text:span><text:span text:style-name="T2_13">Little</text:span><text:span text:style-name="T2_14"><text:s/></text:span><text:span text:style-name="T2_15">Pony</text:span><text:span text:style-name="T2_16">…<text:s/></text:span><text:span text:style-name="T2_17">Wow</text:span><text:span text:style-name="T2_18">…<text:s/></text:span><text:span text:style-name="T2_19">To</text:span><text:span text:style-name="T2_20"><text:s/></text:span><text:span text:style-name="T2_21">okazja</text:span><text:span text:style-name="T2_22">,<text:s/></text:span><text:span text:style-name="T2_23">o</text:span><text:span text:style-name="T2_24"><text:s/></text:span><text:span text:style-name="T2_25">której</text:span><text:span text:style-name="T2_26"><text:s/></text:span><text:span text:style-name="T2_27">upamiętnieniu</text:span><text:span text:style-name="T2_28"><text:s/></text:span><text:span text:style-name="T2_29">ciężko</text:span><text:span text:style-name="T2_30"><text:s/></text:span><text:span text:style-name="T2_31">byłoby</text:span><text:span text:style-name="T2_32"><text:s/></text:span><text:span text:style-name="T2_33">zapomnieć</text:span><text:span text:style-name="T2_34">,<text:s/></text:span><text:span text:style-name="T2_35">a</text:span><text:span text:style-name="T2_36"><text:s/></text:span><text:span text:style-name="T2_37">że</text:span><text:span text:style-name="T2_38"><text:s/></text:span><text:span text:style-name="T2_39">polskie</text:span><text:span text:style-name="T2_40"><text:s/></text:span><text:span text:style-name="T2_41">meety</text:span><text:span text:style-name="T2_42"><text:s/></text:span><text:span text:style-name="T2_43">nieco</text:span><text:span text:style-name="T2_44"><text:s/></text:span><text:span text:style-name="T2_45">zaczynają</text:span><text:span text:style-name="T2_46"><text:s/></text:span><text:span text:style-name="T2_47">mi</text:span><text:span text:style-name="T2_48"><text:s/></text:span><text:span text:style-name="T2_49">się</text:span><text:span text:style-name="T2_50"><text:s/></text:span><text:span text:style-name="T2_51">przejadać</text:span><text:span text:style-name="T2_52">,<text:s/></text:span><text:span text:style-name="T2_53">to</text:span><text:span text:style-name="T2_54"><text:s/></text:span><text:span text:style-name="T2_55">zawsze</text:span><text:span text:style-name="T2_56"><text:s/></text:span><text:span text:style-name="T2_57">fajna</text:span><text:span text:style-name="T2_58"><text:s/></text:span><text:span text:style-name="T2_59">okazja</text:span><text:span text:style-name="T2_60">,<text:s/></text:span><text:span text:style-name="T2_61">by</text:span><text:span text:style-name="T2_62"><text:s/></text:span><text:span text:style-name="T2_63">się</text:span><text:span text:style-name="T2_64"><text:s/></text:span><text:span text:style-name="T2_65">wyrwać</text:span><text:span text:style-name="T2_66"><text:s/></text:span><text:span text:style-name="T2_67">i</text:span><text:span text:style-name="T2_68"><text:s/></text:span><text:span text:style-name="T2_69">spotkać</text:span><text:span text:style-name="T2_70"><text:s/></text:span><text:span text:style-name="T2_71">z</text:span><text:span text:style-name="T2_72"><text:s/></text:span><text:span text:style-name="T2_73">przyjaciółmi</text:span><text:span text:style-name="T2_74">,<text:s/></text:span><text:span text:style-name="T2_75">z</text:span><text:span text:style-name="T2_76"><text:s/></text:span><text:span text:style-name="T2_77">którymi</text:span><text:span text:style-name="T2_78"><text:s/></text:span><text:span text:style-name="T2_79">nie</text:span><text:span text:style-name="T2_80"><text:s/></text:span><text:span text:style-name="T2_81">widuję</text:span><text:span text:style-name="T2_82"><text:s/></text:span><text:span text:style-name="T2_83">się</text:span><text:span text:style-name="T2_84"><text:s/></text:span><text:span text:style-name="T2_85">aż</text:span><text:span text:style-name="T2_86"><text:s/></text:span><text:span text:style-name="T2_87">tak</text:span><text:span text:style-name="T2_88"><text:s/></text:span><text:span text:style-name="T2_89">często</text:span><text:span text:style-name="T2_90">.</text:span></text:p>
      <text:p text:style-name="P3"><text:span text:style-name="T3_1">Faza</text:span><text:span text:style-name="T3_2"><text:s/></text:span><text:span text:style-name="T3_3">przygotowań</text:span><text:span text:style-name="T3_4"><text:s/></text:span><text:span text:style-name="T3_5">z</text:span><text:span text:style-name="T3_6"><text:s/></text:span><text:span text:style-name="T3_7">mojej</text:span><text:span text:style-name="T3_8"><text:s/></text:span><text:span text:style-name="T3_9">strony</text:span><text:span text:style-name="T3_10"><text:s/></text:span><text:span text:style-name="T3_11">zakończyła</text:span><text:span text:style-name="T3_12"><text:s/></text:span><text:span text:style-name="T3_13">się</text:span><text:span text:style-name="T3_14"><text:s/></text:span><text:span text:style-name="T3_15">na</text:span><text:span text:style-name="T3_16"><text:s/></text:span><text:span text:style-name="T3_17">zgłoszeniu</text:span><text:span text:style-name="T3_18"><text:s/></text:span><text:span text:style-name="T3_19">przybycia</text:span><text:span text:style-name="T3_20"><text:s/></text:span><text:span text:style-name="T3_21">i</text:span><text:span text:style-name="T3_22"><text:s/></text:span><text:span text:style-name="T3_23">luźnym</text:span><text:span text:style-name="T3_24"><text:s/></text:span><text:span text:style-name="T3_25">sprawdzeniu</text:span><text:span text:style-name="T3_26"><text:s/>„</text:span><text:span text:style-name="T3_27">gdzie</text:span><text:span text:style-name="T3_28"><text:s/></text:span><text:span text:style-name="T3_29">i</text:span><text:span text:style-name="T3_30"><text:s/></text:span><text:span text:style-name="T3_31">jak</text:span><text:span text:style-name="T3_32">?”;<text:s/></text:span><text:span text:style-name="T3_33">pominąłem</text:span><text:span text:style-name="T3_34"><text:s/></text:span><text:span text:style-name="T3_35">punkt</text:span><text:span text:style-name="T3_36"><text:s/>„</text:span><text:span text:style-name="T3_37">gdzie</text:span><text:span text:style-name="T3_38"><text:s/></text:span><text:span text:style-name="T3_39">dokładnie</text:span><text:span text:style-name="T3_40">”…<text:s/></text:span><text:span text:style-name="T3_41">Ale</text:span><text:span text:style-name="T3_42"><text:s/></text:span><text:span text:style-name="T3_43">w</text:span><text:span text:style-name="T3_44"><text:s/></text:span><text:span text:style-name="T3_45">myśl</text:span><text:span text:style-name="T3_46"><text:s/></text:span><text:span text:style-name="T3_47">zasady</text:span><text:span text:style-name="T3_48"><text:s/>„</text:span><text:span text:style-name="T3_49">Nigdy</text:span><text:span text:style-name="T3_50"><text:s/></text:span><text:span text:style-name="T3_51">nie</text:span><text:span text:style-name="T3_52"><text:s/></text:span><text:span text:style-name="T3_53">mylę</text:span><text:span text:style-name="T3_54"><text:s/></text:span><text:span text:style-name="T3_55">trasy</text:span><text:span text:style-name="T3_56">,<text:s/></text:span><text:span text:style-name="T3_57">tylko</text:span><text:span text:style-name="T3_58"><text:s/></text:span><text:span text:style-name="T3_59">wyznaczam</text:span><text:span text:style-name="T3_60"><text:s/></text:span><text:span text:style-name="T3_61">nowy</text:span><text:span text:style-name="T3_62"><text:s/></text:span><text:span text:style-name="T3_63">szlak</text:span><text:span text:style-name="T3_64">”,<text:s/></text:span><text:span text:style-name="T3_65">nic</text:span><text:span text:style-name="T3_66"><text:s/></text:span><text:span text:style-name="T3_67">złego</text:span><text:span text:style-name="T3_68"><text:s/></text:span><text:span text:style-name="T3_69">nie</text:span><text:span text:style-name="T3_70"><text:s/></text:span><text:span text:style-name="T3_71">mogło</text:span><text:span text:style-name="T3_72"><text:s/></text:span><text:span text:style-name="T3_73">się</text:span><text:span text:style-name="T3_74"><text:s/></text:span><text:span text:style-name="T3_75">wydarzyć</text:span><text:span text:style-name="T3_76">.<text:s/></text:span><text:span text:style-name="T3_77">Okazało</text:span><text:span text:style-name="T3_78"><text:s/></text:span><text:span text:style-name="T3_79">się</text:span><text:span text:style-name="T3_80">,<text:s/></text:span><text:span text:style-name="T3_81">że</text:span><text:span text:style-name="T3_82"><text:s/></text:span><text:span text:style-name="T3_83">dojazd</text:span><text:span text:style-name="T3_84"><text:s/></text:span><text:span text:style-name="T3_85">na</text:span><text:span text:style-name="T3_86"><text:s/></text:span><text:span text:style-name="T3_87">meeta</text:span><text:span text:style-name="T3_88"><text:s/></text:span><text:span text:style-name="T3_89">nie</text:span><text:span text:style-name="T3_90"><text:s/></text:span><text:span text:style-name="T3_91">był</text:span><text:span text:style-name="T3_92"><text:s/></text:span><text:span text:style-name="T3_93">koszmarem</text:span><text:span text:style-name="T3_94">,<text:s/></text:span><text:span text:style-name="T3_95">a</text:span><text:span text:style-name="T3_96"><text:s/></text:span><text:span text:style-name="T3_97">ze</text:span><text:span text:style-name="T3_98"><text:s/></text:span><text:span text:style-name="T3_99">stacji</text:span><text:span text:style-name="T3_100"><text:s/></text:span><text:span text:style-name="T3_101">metra</text:span><text:span text:style-name="T3_102"><text:s/></text:span><text:span text:style-name="T3_103">miało</text:span><text:span text:style-name="T3_104"><text:s/></text:span><text:span text:style-name="T3_105">być</text:span><text:span text:style-name="T3_106"><text:s/>„</text:span><text:span text:style-name="T3_107">bardzo</text:span><text:span text:style-name="T3_108"><text:s/></text:span><text:span text:style-name="T3_109">blisko</text:span><text:span text:style-name="T3_110">”<text:s/></text:span><text:span text:style-name="T3_111">i</text:span><text:span text:style-name="T3_112"><text:s/></text:span><text:span text:style-name="T3_113">rzeczywiście</text:span><text:span text:style-name="T3_114"><text:s/></text:span><text:span text:style-name="T3_115">tak</text:span><text:span text:style-name="T3_116"><text:s/></text:span><text:span text:style-name="T3_117">było</text:span><text:span text:style-name="T3_118">.<text:s/>200-250<text:s/></text:span><text:span text:style-name="T3_119">metrów</text:span><text:span text:style-name="T3_120"><text:s/></text:span><text:span text:style-name="T3_121">od</text:span><text:span text:style-name="T3_122"><text:s/></text:span><text:span text:style-name="T3_123">dworca</text:span><text:span text:style-name="T3_124"><text:s/></text:span><text:span text:style-name="T3_125">znajdowała</text:span><text:span text:style-name="T3_126"><text:s/></text:span><text:span text:style-name="T3_127">się</text:span><text:span text:style-name="T3_128"><text:s/></text:span><text:span text:style-name="T3_129">remiza</text:span><text:span text:style-name="T3_130"><text:s/></text:span><text:span text:style-name="T3_131">strażacka</text:span><text:span text:style-name="T3_132">,<text:s/></text:span><text:span text:style-name="T3_133">co</text:span><text:span text:style-name="T3_134"><text:s/></text:span><text:span text:style-name="T3_135">w</text:span><text:span text:style-name="T3_136"><text:s/></text:span><text:span text:style-name="T3_137">połączeniu</text:span><text:span text:style-name="T3_138"><text:s/></text:span><text:span text:style-name="T3_139">z</text:span><text:span text:style-name="T3_140"><text:s/></text:span><text:span text:style-name="T3_141">promo</text:span><text:span text:style-name="T3_142">-</text:span><text:span text:style-name="T3_143">artem</text:span><text:span text:style-name="T3_144"><text:s/></text:span><text:span text:style-name="T3_145">Princess</text:span><text:span text:style-name="T3_146"><text:s/></text:span><text:span text:style-name="T3_147">Pancake</text:span><text:span text:style-name="T3_148"><text:s/></text:span><text:span text:style-name="T3_149">w</text:span><text:span text:style-name="T3_150"><text:s/></text:span><text:span text:style-name="T3_151">stroju</text:span><text:span text:style-name="T3_152"><text:s/></text:span><text:span text:style-name="T3_153">strażackim</text:span><text:span text:style-name="T3_154"><text:s/></text:span><text:span text:style-name="T3_155">dało</text:span><text:span text:style-name="T3_156"><text:s/></text:span><text:span text:style-name="T3_157">mi</text:span><text:span text:style-name="T3_158"><text:s/>90%<text:s/></text:span><text:span text:style-name="T3_159">pewności</text:span><text:span text:style-name="T3_160">,<text:s/></text:span><text:span text:style-name="T3_161">że</text:span><text:span text:style-name="T3_162"><text:s/></text:span><text:span text:style-name="T3_163">dobrze</text:span><text:span text:style-name="T3_164"><text:s/></text:span><text:span text:style-name="T3_165">trafiłem</text:span><text:span text:style-name="T3_166">.<text:s/></text:span><text:span text:style-name="T3_167">A</text:span><text:span text:style-name="T3_168"><text:s/></text:span><text:span text:style-name="T3_169">już</text:span><text:span text:style-name="T3_170"><text:s/></text:span><text:span text:style-name="T3_171">spotkanie</text:span><text:span text:style-name="T3_172"><text:s/></text:span><text:span text:style-name="T3_173">prezesa</text:span><text:span text:style-name="T3_174"><text:s/></text:span><text:span text:style-name="T3_175">Bronies</text:span><text:span text:style-name="T3_176"><text:s/></text:span><text:span text:style-name="T3_177">Berlin</text:span><text:span text:style-name="T3_178"><text:s/></text:span><text:span text:style-name="T3_179">e</text:span><text:span text:style-name="T3_180">.</text:span><text:span text:style-name="T3_181">V</text:span><text:span text:style-name="T3_182"><text:s/></text:span><text:span text:style-name="T3_183">było</text:span><text:span text:style-name="T3_184"><text:s/></text:span><text:span text:style-name="T3_185">jak</text:span><text:span text:style-name="T3_186"><text:s/></text:span><text:span text:style-name="T3_187">znak</text:span><text:span text:style-name="T3_188">,<text:s/></text:span><text:span text:style-name="T3_189">że</text:span><text:span text:style-name="T3_190"><text:s/></text:span><text:span text:style-name="T3_191">zawsze</text:span><text:span text:style-name="T3_192"><text:s/></text:span><text:span text:style-name="T3_193">trafię</text:span><text:span text:style-name="T3_194"><text:s/></text:span><text:span text:style-name="T3_195">tam</text:span><text:span text:style-name="T3_196">,<text:s/></text:span><text:span text:style-name="T3_197">gdzie</text:span><text:span text:style-name="T3_198"><text:s/></text:span><text:span text:style-name="T3_199">trzeba</text:span><text:span text:style-name="T3_200">.</text:span></text:p>
      <text:p text:style-name="P4"><text:span text:style-name="T4_1">Wejście</text:span><text:span text:style-name="T4_2"><text:s/></text:span><text:span text:style-name="T4_3">nie</text:span><text:span text:style-name="T4_4"><text:s/></text:span><text:span text:style-name="T4_5">było</text:span><text:span text:style-name="T4_6"><text:s/></text:span><text:span text:style-name="T4_7">drogie</text:span><text:span text:style-name="T4_8">…<text:s/></text:span><text:span text:style-name="T4_9">wręcz</text:span><text:span text:style-name="T4_10"><text:s/></text:span><text:span text:style-name="T4_11">przeciwnie</text:span><text:span text:style-name="T4_12"><text:s/>–<text:s/>5<text:s/></text:span><text:span text:style-name="T4_13">euro</text:span><text:span text:style-name="T4_14"><text:s/></text:span><text:span text:style-name="T4_15">nie</text:span><text:span text:style-name="T4_16"><text:s/></text:span><text:span text:style-name="T4_17">rujnowało</text:span><text:span text:style-name="T4_18"><text:s/></text:span><text:span text:style-name="T4_19">nawet</text:span><text:span text:style-name="T4_20"><text:s/></text:span><text:span text:style-name="T4_21">mojego</text:span><text:span text:style-name="T4_22"><text:s/></text:span><text:span text:style-name="T4_23">budżetu</text:span><text:span text:style-name="T4_24">,<text:s/></text:span><text:span text:style-name="T4_25">i</text:span><text:span text:style-name="T4_26"><text:s/></text:span><text:span text:style-name="T4_27">to</text:span><text:span text:style-name="T4_28"><text:s/></text:span><text:span text:style-name="T4_29">mimo</text:span><text:span text:style-name="T4_30"><text:s/></text:span><text:span text:style-name="T4_31">iż</text:span><text:span text:style-name="T4_32"><text:s/></text:span><text:span text:style-name="T4_33">pojechałem</text:span><text:span text:style-name="T4_34"><text:s/></text:span><text:span text:style-name="T4_35">jako</text:span><text:span text:style-name="T4_36"><text:s/></text:span><text:span text:style-name="T4_37">handlarz</text:span><text:span text:style-name="T4_38"><text:s/>(</text:span><text:span text:style-name="T4_39">w</text:span><text:span text:style-name="T4_40"><text:s/></text:span><text:span text:style-name="T4_41">skrócie</text:span><text:span text:style-name="T4_42"><text:s/></text:span><text:span text:style-name="T4_43">będę</text:span><text:span text:style-name="T4_44"><text:s/></text:span><text:span text:style-name="T4_45">pisać</text:span><text:span text:style-name="T4_46"><text:s/></text:span><text:span text:style-name="T4_47">w</text:span><text:span text:style-name="T4_48"><text:s/></text:span><text:span text:style-name="T4_49">swoich</text:span><text:span text:style-name="T4_50"><text:s/></text:span><text:span text:style-name="T4_51">materiałach</text:span><text:span text:style-name="T4_52"><text:s/>„</text:span><text:span text:style-name="T4_53">vendor</text:span><text:span text:style-name="T4_54">”)<text:s/></text:span><text:span text:style-name="T4_55">i</text:span><text:span text:style-name="T4_56"><text:s/></text:span><text:span text:style-name="T4_57">wiedziałem</text:span><text:span text:style-name="T4_58">,<text:s/></text:span><text:span text:style-name="T4_59">że</text:span><text:span text:style-name="T4_60"><text:s/></text:span><text:span text:style-name="T4_61">wyjdę</text:span><text:span text:style-name="T4_62"><text:s/></text:span><text:span text:style-name="T4_63">na</text:span><text:span text:style-name="T4_64"><text:s/></text:span><text:span text:style-name="T4_65">swoje</text:span><text:span text:style-name="T4_66">.<text:s/></text:span><text:span text:style-name="T4_67">A</text:span><text:span text:style-name="T4_68"><text:s/></text:span><text:span text:style-name="T4_69">w</text:span><text:span text:style-name="T4_70"><text:s/></text:span><text:span text:style-name="T4_71">cenie</text:span><text:span text:style-name="T4_72">,<text:s/></text:span><text:span text:style-name="T4_73">poza</text:span><text:span text:style-name="T4_74"><text:s/></text:span><text:span text:style-name="T4_75">wspaniałą</text:span><text:span text:style-name="T4_76"><text:s/></text:span><text:span text:style-name="T4_77">atmosferą</text:span><text:span text:style-name="T4_78">,<text:s/></text:span><text:span text:style-name="T4_79">były</text:span><text:span text:style-name="T4_80"><text:s/></text:span><text:span text:style-name="T4_81">prelekcje</text:span><text:span text:style-name="T4_82">,<text:s/></text:span><text:span text:style-name="T4_83">konkursy</text:span><text:span text:style-name="T4_84"><text:s/></text:span><text:span text:style-name="T4_85">i</text:span><text:span text:style-name="T4_86"><text:s/></text:span><text:span text:style-name="T4_87">szwedzki</text:span><text:span text:style-name="T4_88"><text:s/></text:span><text:span text:style-name="T4_89">stół</text:span><text:span text:style-name="T4_90">…<text:s/></text:span><text:span text:style-name="T4_91">czego</text:span><text:span text:style-name="T4_92"><text:s/></text:span><text:span text:style-name="T4_93">można</text:span><text:span text:style-name="T4_94"><text:s/></text:span><text:span text:style-name="T4_95">byłoby</text:span><text:span text:style-name="T4_96"><text:s/></text:span><text:span text:style-name="T4_97">chcieć</text:span><text:span text:style-name="T4_98"><text:s/></text:span><text:span text:style-name="T4_99">więcej</text:span><text:span text:style-name="T4_100">?<text:s/></text:span><text:span text:style-name="T4_101">Twilight</text:span><text:span text:style-name="T4_102"><text:s/></text:span><text:span text:style-name="T4_103">Sparkle</text:span><text:span text:style-name="T4_104"><text:s/></text:span><text:span text:style-name="T4_105">Secret</text:span><text:span text:style-name="T4_106"><text:s/></text:span><text:span text:style-name="T4_107">Shiping</text:span><text:span text:style-name="T4_108"><text:s/></text:span><text:span text:style-name="T4_109">Folder</text:span><text:span text:style-name="T4_110"><text:s/></text:span><text:span text:style-name="T4_111">był</text:span><text:span text:style-name="T4_112"><text:s/></text:span><text:span text:style-name="T4_113">największą</text:span><text:span text:style-name="T4_114"><text:s/></text:span><text:span text:style-name="T4_115">dla</text:span><text:span text:style-name="T4_116"><text:s/></text:span><text:span text:style-name="T4_117">mnie</text:span><text:span text:style-name="T4_118"><text:s/></text:span><text:span text:style-name="T4_119">nowością</text:span><text:span text:style-name="T4_120"><text:s/></text:span><text:span text:style-name="T4_121">i</text:span><text:span text:style-name="T4_122"><text:s/></text:span><text:span text:style-name="T4_123">nie</text:span><text:span text:style-name="T4_124"><text:s/></text:span><text:span text:style-name="T4_125">była</text:span><text:span text:style-name="T4_126"><text:s/></text:span><text:span text:style-name="T4_127">to</text:span><text:span text:style-name="T4_128"><text:s/></text:span><text:span text:style-name="T4_129">trudna</text:span><text:span text:style-name="T4_130"><text:s/></text:span><text:span text:style-name="T4_131">gra</text:span><text:span text:style-name="T4_132">,<text:s/></text:span><text:span text:style-name="T4_133">szczególnie</text:span><text:span text:style-name="T4_134"><text:s/></text:span><text:span text:style-name="T4_135">że</text:span><text:span text:style-name="T4_136"><text:s/></text:span><text:span text:style-name="T4_137">nawet</text:span><text:span text:style-name="T4_138"><text:s/></text:span><text:span text:style-name="T4_139">na</text:span><text:span text:style-name="T4_140"><text:s/></text:span><text:span text:style-name="T4_141">pudełku</text:span><text:span text:style-name="T4_142"><text:s/></text:span><text:span text:style-name="T4_143">umieszczony</text:span><text:span text:style-name="T4_144"><text:s/></text:span><text:span text:style-name="T4_145">jest</text:span><text:span text:style-name="T4_146"><text:s/></text:span><text:span text:style-name="T4_147">napis</text:span><text:span text:style-name="T4_148">,<text:s/></text:span><text:span text:style-name="T4_149">iż</text:span><text:span text:style-name="T4_150"><text:s/></text:span><text:span text:style-name="T4_151">jest</text:span><text:span text:style-name="T4_152"><text:s/></text:span><text:span text:style-name="T4_153">to</text:span><text:span text:style-name="T4_154"><text:s/>„</text:span><text:span text:style-name="T4_155">tylko</text:span><text:span text:style-name="T4_156"><text:s/></text:span><text:span text:style-name="T4_157">gra</text:span><text:span text:style-name="T4_158"><text:s/></text:span><text:span text:style-name="T4_159">dla</text:span><text:span text:style-name="T4_160"><text:s/></text:span><text:span text:style-name="T4_161">złych</text:span><text:span text:style-name="T4_162"><text:s/></text:span><text:span text:style-name="T4_163">ludzi</text:span><text:span text:style-name="T4_164">”.<text:s/></text:span><text:span text:style-name="T4_165">O</text:span><text:span text:style-name="T4_166"><text:s/></text:span><text:span text:style-name="T4_167">ile</text:span><text:span text:style-name="T4_168"><text:s/></text:span><text:span text:style-name="T4_169">nie</text:span><text:span text:style-name="T4_170"><text:s/></text:span><text:span text:style-name="T4_171">rozumiałem</text:span><text:span text:style-name="T4_172"><text:s/></text:span><text:span text:style-name="T4_173">prelekcji</text:span><text:span text:style-name="T4_174"><text:s/></text:span><text:span text:style-name="T4_175">Cudlly</text:span><text:span text:style-name="T4_176"><text:s/></text:span><text:span text:style-name="T4_177">Pie</text:span><text:span text:style-name="T4_178">’</text:span><text:span text:style-name="T4_179">a</text:span><text:span text:style-name="T4_180"><text:s/></text:span><text:span text:style-name="T4_181">o</text:span><text:span text:style-name="T4_182"><text:s/></text:span><text:span text:style-name="T4_183">rozwoju</text:span><text:span text:style-name="T4_184"><text:s/></text:span><text:span text:style-name="T4_185">Bronies</text:span><text:span text:style-name="T4_186"><text:s/></text:span><text:span text:style-name="T4_187">Berlin</text:span><text:span text:style-name="T4_188"><text:s/></text:span><text:span text:style-name="T4_189">i</text:span><text:span text:style-name="T4_190"><text:s/></text:span><text:span text:style-name="T4_191">stowarzyszeniu</text:span><text:span text:style-name="T4_192"><text:s/></text:span><text:span text:style-name="T4_193">samym</text:span><text:span text:style-name="T4_194"><text:s/></text:span><text:span text:style-name="T4_195">w</text:span><text:span text:style-name="T4_196"><text:s/></text:span><text:span text:style-name="T4_197">sobie</text:span><text:span text:style-name="T4_198"><text:s/>(</text:span><text:span text:style-name="T4_199">z</text:span><text:span text:style-name="T4_200"><text:s/></text:span><text:span text:style-name="T4_201">której</text:span><text:span text:style-name="T4_202"><text:s/></text:span><text:span text:style-name="T4_203">niczego</text:span><text:span text:style-name="T4_204"><text:s/></text:span><text:span text:style-name="T4_205">nie</text:span><text:span text:style-name="T4_206"><text:s/></text:span><text:span text:style-name="T4_207">wyniosłem</text:span><text:span text:style-name="T4_208">,<text:s/></text:span><text:span text:style-name="T4_209">BO</text:span><text:span text:style-name="T4_210"><text:s/></text:span><text:span text:style-name="T4_211">BYŁA</text:span><text:span text:style-name="T4_212"><text:s/></text:span><text:span text:style-name="T4_213">PO</text:span><text:span text:style-name="T4_214"><text:s/></text:span><text:span text:style-name="T4_215">NIEMIECKU</text:span><text:span text:style-name="T4_216">),<text:s/></text:span><text:span text:style-name="T4_217">obejrzeliśmy</text:span><text:span text:style-name="T4_218"><text:s/></text:span><text:span text:style-name="T4_219">pierwsze</text:span><text:span text:style-name="T4_220"><text:s/>2<text:s/></text:span><text:span text:style-name="T4_221">odcinki</text:span><text:span text:style-name="T4_222"><text:s/></text:span><text:span text:style-name="T4_223">sezonu</text:span><text:span text:style-name="T4_224"><text:s/></text:span><text:span text:style-name="T4_225">pierwszego</text:span><text:span text:style-name="T4_226">,<text:s/></text:span><text:span text:style-name="T4_227">później</text:span><text:span text:style-name="T4_228"><text:s/></text:span><text:span text:style-name="T4_229">gdzieś</text:span><text:span text:style-name="T4_230"><text:s/></text:span><text:span text:style-name="T4_231">w</text:span><text:span text:style-name="T4_232"><text:s/></text:span><text:span text:style-name="T4_233">tle</text:span><text:span text:style-name="T4_234"><text:s/></text:span><text:span text:style-name="T4_235">puszczono</text:span><text:span text:style-name="T4_236"><text:s/></text:span><text:span text:style-name="T4_237">losowe</text:span><text:span text:style-name="T4_238"><text:s/></text:span><text:span text:style-name="T4_239">odcinki</text:span><text:span text:style-name="T4_240">,<text:s/></text:span><text:span text:style-name="T4_241">a</text:span><text:span text:style-name="T4_242"><text:s/></text:span><text:span text:style-name="T4_243">w</text:span><text:span text:style-name="T4_244"><text:s/></text:span><text:span text:style-name="T4_245">tym</text:span><text:span text:style-name="T4_246">,<text:s/></text:span><text:span text:style-name="T4_247">w</text:span><text:span text:style-name="T4_248"><text:s/></text:span><text:span text:style-name="T4_249">którym</text:span><text:span text:style-name="T4_250"><text:s/></text:span><text:span text:style-name="T4_251">to</text:span><text:span text:style-name="T4_252"><text:s/></text:span><text:span text:style-name="T4_253">CMC</text:span><text:span text:style-name="T4_254"><text:s/></text:span><text:span text:style-name="T4_255">dostały</text:span><text:span text:style-name="T4_256"><text:s/></text:span><text:span text:style-name="T4_257">znaczki</text:span><text:span text:style-name="T4_258">,<text:s/></text:span><text:span text:style-name="T4_259">i</text:span><text:span text:style-name="T4_260"><text:s/></text:span><text:span text:style-name="T4_261">wspólnych</text:span><text:span text:style-name="T4_262"><text:s/></text:span><text:span text:style-name="T4_263">rozmowach</text:span><text:span text:style-name="T4_264"><text:s/></text:span><text:span text:style-name="T4_265">na</text:span><text:span text:style-name="T4_266"><text:s/></text:span><text:span text:style-name="T4_267">temat</text:span><text:span text:style-name="T4_268"><text:s/></text:span><text:span text:style-name="T4_269">tegoż</text:span><text:span text:style-name="T4_270"><text:s/></text:span><text:span text:style-name="T4_271">się</text:span><text:span text:style-name="T4_272"><text:s/></text:span><text:span text:style-name="T4_273">zamknęło</text:span><text:span text:style-name="T4_274">.<text:s/></text:span><text:span text:style-name="T4_275">Miłym</text:span><text:span text:style-name="T4_276"><text:s/></text:span><text:span text:style-name="T4_277">było</text:span><text:span text:style-name="T4_278"><text:s/></text:span><text:span text:style-name="T4_279">to</text:span><text:span text:style-name="T4_280">,<text:s/></text:span><text:span text:style-name="T4_281">ile</text:span><text:span text:style-name="T4_282"><text:s/></text:span><text:span text:style-name="T4_283">osób</text:span><text:span text:style-name="T4_284"><text:s/></text:span><text:span text:style-name="T4_285">umie</text:span><text:span text:style-name="T4_286"><text:s/></text:span><text:span text:style-name="T4_287">płynnie</text:span><text:span text:style-name="T4_288"><text:s/></text:span><text:span text:style-name="T4_289">rozmawiać</text:span><text:span text:style-name="T4_290"><text:s/></text:span><text:span text:style-name="T4_291">po</text:span><text:span text:style-name="T4_292"><text:s/></text:span><text:span text:style-name="T4_293">angielsku</text:span><text:span text:style-name="T4_294"><text:s/>(</text:span><text:span text:style-name="T4_295">oczywiście</text:span><text:span text:style-name="T4_296"><text:s/></text:span><text:span text:style-name="T4_297">w</text:span><text:span text:style-name="T4_298"><text:s/></text:span><text:span text:style-name="T4_299">młodszej</text:span><text:span text:style-name="T4_300"><text:s/></text:span><text:span text:style-name="T4_301">części</text:span><text:span text:style-name="T4_302"><text:s/></text:span><text:span text:style-name="T4_303">ekipy</text:span><text:span text:style-name="T4_304">),<text:s/></text:span><text:span text:style-name="T4_305">bo</text:span><text:span text:style-name="T4_306"><text:s/></text:span><text:span text:style-name="T4_307">niestety</text:span><text:span text:style-name="T4_308">,<text:s/></text:span><text:span text:style-name="T4_309">ale</text:span><text:span text:style-name="T4_310"><text:s/>10<text:s/></text:span><text:span text:style-name="T4_311">lat</text:span><text:span text:style-name="T4_312"><text:s/></text:span><text:span text:style-name="T4_313">bez</text:span><text:span text:style-name="T4_314"><text:s/></text:span><text:span text:style-name="T4_315">żadnej</text:span><text:span text:style-name="T4_316"><text:s/></text:span><text:span text:style-name="T4_317">lekcji</text:span><text:span text:style-name="T4_318"><text:s/></text:span><text:span text:style-name="T4_319">niemieckiego</text:span><text:span text:style-name="T4_320"><text:s/></text:span><text:span text:style-name="T4_321">w</text:span><text:span text:style-name="T4_322"><text:s/></text:span><text:span text:style-name="T4_323">szkole</text:span><text:span text:style-name="T4_324"><text:s/></text:span><text:span text:style-name="T4_325">zrobiło</text:span><text:span text:style-name="T4_326"><text:s/></text:span><text:span text:style-name="T4_327">swoje</text:span><text:span text:style-name="T4_328">.</text:span></text:p>
      <text:p text:style-name="P5"><text:span text:style-name="T5_1">Kiedy</text:span><text:span text:style-name="T5_2"><text:s/></text:span><text:span text:style-name="T5_3">już</text:span><text:span text:style-name="T5_4"><text:s/></text:span><text:span text:style-name="T5_5">cała</text:span><text:span text:style-name="T5_6"><text:s/></text:span><text:span text:style-name="T5_7">pompa</text:span><text:span text:style-name="T5_8"><text:s/></text:span><text:span text:style-name="T5_9">związana</text:span><text:span text:style-name="T5_10"><text:s/></text:span><text:span text:style-name="T5_11">z</text:span><text:span text:style-name="T5_12"><text:s/></text:span><text:span text:style-name="T5_13">wydarzeniem</text:span><text:span text:style-name="T5_14"><text:s/></text:span><text:span text:style-name="T5_15">opadła</text:span><text:span text:style-name="T5_16">,<text:s/></text:span><text:span text:style-name="T5_17">nastąpił</text:span><text:span text:style-name="T5_18"><text:s/></text:span><text:span text:style-name="T5_19">czas</text:span><text:span text:style-name="T5_20"><text:s/></text:span><text:span text:style-name="T5_21">na</text:span><text:span text:style-name="T5_22"><text:s/></text:span><text:span text:style-name="T5_23">loterię</text:span><text:span text:style-name="T5_24"><text:s/></text:span><text:span text:style-name="T5_25">fantową</text:span><text:span text:style-name="T5_26"><text:s/>(</text:span><text:span text:style-name="T5_27">każdy</text:span><text:span text:style-name="T5_28"><text:s/></text:span><text:span text:style-name="T5_29">uczestnik</text:span><text:span text:style-name="T5_30"><text:s/></text:span><text:span text:style-name="T5_31">brał</text:span><text:span text:style-name="T5_32"><text:s/></text:span><text:span text:style-name="T5_33">weń</text:span><text:span text:style-name="T5_34"><text:s/></text:span><text:span text:style-name="T5_35">udział</text:span><text:span text:style-name="T5_36">)<text:s/></text:span><text:span text:style-name="T5_37">i</text:span><text:span text:style-name="T5_38"><text:s/></text:span><text:span text:style-name="T5_39">aukcję</text:span><text:span text:style-name="T5_40"><text:s/></text:span><text:span text:style-name="T5_41">o</text:span><text:span text:style-name="T5_42"><text:s/></text:span><text:span text:style-name="T5_43">wypalanki</text:span><text:span text:style-name="T5_44"><text:s/></text:span><text:span text:style-name="T5_45">naszego</text:span><text:span text:style-name="T5_46"><text:s/></text:span><text:span text:style-name="T5_47">rodaka</text:span><text:span text:style-name="T5_48">,<text:s/></text:span><text:span text:style-name="T5_49">Horseeza</text:span><text:span text:style-name="T5_50"><text:s/></text:span><text:span text:style-name="T5_51">TWB</text:span><text:span text:style-name="T5_52"><text:s/>–<text:s/></text:span><text:span text:style-name="T5_53">o</text:span><text:span text:style-name="T5_54"><text:s/></text:span><text:span text:style-name="T5_55">ile</text:span><text:span text:style-name="T5_56"><text:s/></text:span><text:span text:style-name="T5_57">Pancake</text:span><text:span text:style-name="T5_58"><text:s/></text:span><text:span text:style-name="T5_59">zdmuchujący</text:span><text:span text:style-name="T5_60"><text:s/></text:span><text:span text:style-name="T5_61">świeczki</text:span><text:span text:style-name="T5_62"><text:s/></text:span><text:span text:style-name="T5_63">nie</text:span><text:span text:style-name="T5_64"><text:s/></text:span><text:span text:style-name="T5_65">interesował</text:span><text:span text:style-name="T5_66"><text:s/></text:span><text:span text:style-name="T5_67">mnie</text:span><text:span text:style-name="T5_68"><text:s/></text:span><text:span text:style-name="T5_69">tak</text:span><text:span text:style-name="T5_70"><text:s/></text:span><text:span text:style-name="T5_71">bardzo</text:span><text:span text:style-name="T5_72">,<text:s/></text:span><text:span text:style-name="T5_73">tak</text:span><text:span text:style-name="T5_74"><text:s/></text:span><text:span text:style-name="T5_75">już</text:span><text:span text:style-name="T5_76"><text:s/></text:span><text:span text:style-name="T5_77">wypalona</text:span><text:span text:style-name="T5_78"><text:s/></text:span><text:span text:style-name="T5_79">Księżniczka</text:span><text:span text:style-name="T5_80"><text:s/></text:span><text:span text:style-name="T5_81">Luna</text:span><text:span text:style-name="T5_82"><text:s/></text:span><text:span text:style-name="T5_83">to</text:span><text:span text:style-name="T5_84"><text:s/></text:span><text:span text:style-name="T5_85">coś</text:span><text:span text:style-name="T5_86"><text:s/></text:span><text:span text:style-name="T5_87">zupełnie</text:span><text:span text:style-name="T5_88"><text:s/></text:span><text:span text:style-name="T5_89">innego</text:span><text:span text:style-name="T5_90">.<text:s/></text:span><text:span text:style-name="T5_91">Do</text:span><text:span text:style-name="T5_92"><text:s/></text:span><text:span text:style-name="T5_93">ceny</text:span><text:span text:style-name="T5_94"><text:s/>60<text:s/>€<text:s/></text:span><text:span text:style-name="T5_95">nie</text:span><text:span text:style-name="T5_96"><text:s/></text:span><text:span text:style-name="T5_97">licytowałem</text:span><text:span text:style-name="T5_98">…<text:s/></text:span><text:span text:style-name="T5_99">ale</text:span><text:span text:style-name="T5_100"><text:s/></text:span><text:span text:style-name="T5_101">gdy</text:span><text:span text:style-name="T5_102"><text:s/></text:span><text:span text:style-name="T5_103">licznik</text:span><text:span text:style-name="T5_104"><text:s/></text:span><text:span text:style-name="T5_105">wstrzymał</text:span><text:span text:style-name="T5_106"><text:s/></text:span><text:span text:style-name="T5_107">się</text:span><text:span text:style-name="T5_108"><text:s/></text:span><text:span text:style-name="T5_109">przy</text:span><text:span text:style-name="T5_110"><text:s/></text:span><text:span text:style-name="T5_111">tej</text:span><text:span text:style-name="T5_112"><text:s/></text:span><text:span text:style-name="T5_113">liczbie</text:span><text:span text:style-name="T5_114">,<text:s/></text:span><text:span text:style-name="T5_115">przeszedłem</text:span><text:span text:style-name="T5_116"><text:s/></text:span><text:span text:style-name="T5_117">do</text:span><text:span text:style-name="T5_118"><text:s/></text:span><text:span text:style-name="T5_119">ataku</text:span><text:span text:style-name="T5_120"><text:s/></text:span><text:span text:style-name="T5_121">i</text:span><text:span text:style-name="T5_122"><text:s/></text:span><text:span text:style-name="T5_123">rzuciłem</text:span><text:span text:style-name="T5_124"><text:s/></text:span><text:span text:style-name="T5_125">krótkim</text:span><text:span text:style-name="T5_126"><text:s/>„65”.<text:s/></text:span><text:span text:style-name="T5_127">Bałem</text:span><text:span text:style-name="T5_128"><text:s/></text:span><text:span text:style-name="T5_129">się</text:span><text:span text:style-name="T5_130">,<text:s/></text:span><text:span text:style-name="T5_131">że</text:span><text:span text:style-name="T5_132"><text:s/></text:span><text:span text:style-name="T5_133">przegram</text:span><text:span text:style-name="T5_134">,<text:s/></text:span><text:span text:style-name="T5_135">nie</text:span><text:span text:style-name="T5_136"><text:s/></text:span><text:span text:style-name="T5_137">powiem</text:span><text:span text:style-name="T5_138"><text:s/>–<text:s/></text:span><text:span text:style-name="T5_139">serce</text:span><text:span text:style-name="T5_140"><text:s/></text:span><text:span text:style-name="T5_141">waliło</text:span><text:span text:style-name="T5_142">.<text:s/></text:span><text:span text:style-name="T5_143">Dzięki</text:span><text:span text:style-name="T5_144"><text:s/></text:span><text:span text:style-name="T5_145">niech</text:span><text:span text:style-name="T5_146"><text:s/></text:span><text:span text:style-name="T5_147">będą</text:span><text:span text:style-name="T5_148"><text:s/></text:span><text:span text:style-name="T5_149">szczęściu</text:span><text:span text:style-name="T5_150"><text:s/></text:span><text:span text:style-name="T5_151">za</text:span><text:span text:style-name="T5_152"><text:s/></text:span><text:span text:style-name="T5_153">to</text:span><text:span text:style-name="T5_154">,<text:s/></text:span><text:span text:style-name="T5_155">że</text:span><text:span text:style-name="T5_156"><text:s/></text:span><text:span text:style-name="T5_157">nikt</text:span><text:span text:style-name="T5_158"><text:s/></text:span><text:span text:style-name="T5_159">nie</text:span><text:span text:style-name="T5_160"><text:s/></text:span><text:span text:style-name="T5_161">podbił</text:span><text:span text:style-name="T5_162"><text:s/></text:span><text:span text:style-name="T5_163">ceny</text:span><text:span text:style-name="T5_164">,<text:s/></text:span><text:span text:style-name="T5_165">bo</text:span><text:span text:style-name="T5_166"><text:s/></text:span><text:span text:style-name="T5_167">musiałbym</text:span><text:span text:style-name="T5_168"><text:s/></text:span><text:span text:style-name="T5_169">odpuścić</text:span><text:span text:style-name="T5_170">,<text:s/></text:span><text:span text:style-name="T5_171">a</text:span><text:span text:style-name="T5_172"><text:s/></text:span><text:span text:style-name="T5_173">w</text:span><text:span text:style-name="T5_174"><text:s/></text:span><text:span text:style-name="T5_175">ten</text:span><text:span text:style-name="T5_176"><text:s/></text:span><text:span text:style-name="T5_177">sposób</text:span><text:span text:style-name="T5_178"><text:s/></text:span><text:span text:style-name="T5_179">mam</text:span><text:span text:style-name="T5_180"><text:s/></text:span><text:span text:style-name="T5_181">ją</text:span><text:span text:style-name="T5_182"><text:s/></text:span><text:span text:style-name="T5_183">i</text:span><text:span text:style-name="T5_184"><text:s/></text:span><text:span text:style-name="T5_185">według</text:span><text:span text:style-name="T5_186"><text:s/></text:span><text:span text:style-name="T5_187">mnie</text:span><text:span text:style-name="T5_188"><text:s/></text:span><text:span text:style-name="T5_189">warta</text:span><text:span text:style-name="T5_190"><text:s/></text:span><text:span text:style-name="T5_191">jest</text:span><text:span text:style-name="T5_192"><text:s/></text:span><text:span text:style-name="T5_193">każdego</text:span><text:span text:style-name="T5_194"><text:s/></text:span><text:span text:style-name="T5_195">centa</text:span><text:span text:style-name="T5_196">.<text:s/></text:span><text:span text:style-name="T5_197">Już</text:span><text:span text:style-name="T5_198"><text:s/></text:span><text:span text:style-name="T5_199">dla</text:span><text:span text:style-name="T5_200"><text:s/></text:span><text:span text:style-name="T5_201">samej</text:span><text:span text:style-name="T5_202"><text:s/></text:span><text:span text:style-name="T5_203">reakcji</text:span><text:span text:style-name="T5_204"><text:s/></text:span><text:span text:style-name="T5_205">warto</text:span><text:span text:style-name="T5_206"><text:s/></text:span><text:span text:style-name="T5_207">byłoby</text:span><text:span text:style-name="T5_208"><text:s/></text:span><text:span text:style-name="T5_209">ją</text:span><text:span text:style-name="T5_210"><text:s/></text:span><text:span text:style-name="T5_211">zdobyć</text:span><text:span text:style-name="T5_212">,<text:s/></text:span><text:span text:style-name="T5_213">ale</text:span><text:span text:style-name="T5_214"><text:s/></text:span><text:span text:style-name="T5_215">nie</text:span><text:span text:style-name="T5_216"><text:s/></text:span><text:span text:style-name="T5_217">będę</text:span><text:span text:style-name="T5_218"><text:s/></text:span><text:span text:style-name="T5_219">już</text:span><text:span text:style-name="T5_220"><text:s/></text:span><text:span text:style-name="T5_221">piał</text:span><text:span text:style-name="T5_222"><text:s/></text:span><text:span text:style-name="T5_223">z</text:span><text:span text:style-name="T5_224"><text:s/></text:span><text:span text:style-name="T5_225">zachwytu</text:span><text:span text:style-name="T5_226">,<text:s/></text:span><text:span text:style-name="T5_227">bo</text:span><text:span text:style-name="T5_228"><text:s/></text:span><text:span text:style-name="T5_229">to</text:span><text:span text:style-name="T5_230"><text:s/></text:span><text:span text:style-name="T5_231">nie</text:span><text:span text:style-name="T5_232"><text:s/></text:span><text:span text:style-name="T5_233">ma</text:span><text:span text:style-name="T5_234"><text:s/></text:span><text:span text:style-name="T5_235">być</text:span><text:span text:style-name="T5_236"><text:s/></text:span><text:span text:style-name="T5_237">o</text:span><text:span text:style-name="T5_238"><text:s/></text:span><text:span text:style-name="T5_239">tym</text:span><text:span text:style-name="T5_240">.<text:s/></text:span><text:span text:style-name="T5_241">Słabą</text:span><text:span text:style-name="T5_242"><text:s/></text:span><text:span text:style-name="T5_243">stroną</text:span><text:span text:style-name="T5_244"><text:s/></text:span><text:span text:style-name="T5_245">całego</text:span><text:span text:style-name="T5_246"><text:s/></text:span><text:span text:style-name="T5_247">meeta</text:span><text:span text:style-name="T5_248"><text:s/></text:span><text:span text:style-name="T5_249">był</text:span><text:span text:style-name="T5_250"><text:s/></text:span><text:span text:style-name="T5_251">ewidentnie</text:span><text:span text:style-name="T5_252"><text:s/></text:span><text:span text:style-name="T5_253">brak</text:span><text:span text:style-name="T5_254"><text:s/></text:span><text:span text:style-name="T5_255">karaoke</text:span><text:span text:style-name="T5_256"><text:s/>–<text:s/></text:span><text:span text:style-name="T5_257">ci</text:span><text:span text:style-name="T5_258">,<text:s/></text:span><text:span text:style-name="T5_259">którzy</text:span><text:span text:style-name="T5_260"><text:s/></text:span><text:span text:style-name="T5_261">mnie</text:span><text:span text:style-name="T5_262"><text:s/></text:span><text:span text:style-name="T5_263">znają</text:span><text:span text:style-name="T5_264">,<text:s/></text:span><text:span text:style-name="T5_265">wiedzą</text:span><text:span text:style-name="T5_266"><text:s/></text:span><text:span text:style-name="T5_267">o</text:span><text:span text:style-name="T5_268"><text:s/></text:span><text:span text:style-name="T5_269">tym</text:span><text:span text:style-name="T5_270">,<text:s/></text:span><text:span text:style-name="T5_271">jak</text:span><text:span text:style-name="T5_272"><text:s/></text:span><text:span text:style-name="T5_273">łatwo</text:span><text:span text:style-name="T5_274"><text:s/></text:span><text:span text:style-name="T5_275">przekonać</text:span><text:span text:style-name="T5_276"><text:s/></text:span><text:span text:style-name="T5_277">mnie</text:span><text:span text:style-name="T5_278"><text:s/></text:span><text:span text:style-name="T5_279">do</text:span><text:span text:style-name="T5_280"><text:s/></text:span><text:span text:style-name="T5_281">karaoke</text:span><text:span text:style-name="T5_282">,<text:s/></text:span><text:span text:style-name="T5_283">nawet</text:span><text:span text:style-name="T5_284"><text:s/></text:span><text:span text:style-name="T5_285">w</text:span><text:span text:style-name="T5_286"><text:s/></text:span><text:span text:style-name="T5_287">środku</text:span><text:span text:style-name="T5_288"><text:s/></text:span><text:span text:style-name="T5_289">nocy</text:span><text:span text:style-name="T5_290"><text:s/>(</text:span><text:span text:style-name="T5_291">pozdrawiam</text:span><text:span text:style-name="T5_292"><text:s/></text:span><text:span text:style-name="T5_293">Korna</text:span><text:span text:style-name="T5_294">,<text:s/></text:span><text:span text:style-name="T5_295">Mactera</text:span><text:span text:style-name="T5_296"><text:s/></text:span><text:span text:style-name="T5_297">i</text:span><text:span text:style-name="T5_298"><text:s/></text:span><text:span text:style-name="T5_299">Fullsounda</text:span><text:span text:style-name="T5_300">).</text:span></text:p>
      <text:p text:style-name="P6"><text:span text:style-name="T6_1">W</text:span><text:span text:style-name="T6_2"><text:s/></text:span><text:span text:style-name="T6_3">wolnej</text:span><text:span text:style-name="T6_4"><text:s/></text:span><text:span text:style-name="T6_5">chwili</text:span><text:span text:style-name="T6_6"><text:s/></text:span><text:span text:style-name="T6_7">postanowiłem</text:span><text:span text:style-name="T6_8"><text:s/></text:span><text:span text:style-name="T6_9">wypełnić</text:span><text:span text:style-name="T6_10"><text:s/></text:span><text:span text:style-name="T6_11">wniosek</text:span><text:span text:style-name="T6_12"><text:s/></text:span><text:span text:style-name="T6_13">o</text:span><text:span text:style-name="T6_14"><text:s/></text:span><text:span text:style-name="T6_15">członkostwo</text:span><text:span text:style-name="T6_16"><text:s/></text:span><text:span text:style-name="T6_17">w</text:span><text:span text:style-name="T6_18"><text:s/></text:span><text:span text:style-name="T6_19">Bronies</text:span><text:span text:style-name="T6_20"><text:s/></text:span><text:span text:style-name="T6_21">Berlin</text:span><text:span text:style-name="T6_22"><text:s/></text:span><text:span text:style-name="T6_23">e</text:span><text:span text:style-name="T6_24">.</text:span><text:span text:style-name="T6_25">V</text:span><text:span text:style-name="T6_26"><text:s/></text:span><text:span text:style-name="T6_27">i</text:span><text:span text:style-name="T6_28"><text:s/></text:span><text:span text:style-name="T6_29">mimo</text:span><text:span text:style-name="T6_30"><text:s/></text:span><text:span text:style-name="T6_31">iż</text:span><text:span text:style-name="T6_32"><text:s/></text:span><text:span text:style-name="T6_33">nie</text:span><text:span text:style-name="T6_34"><text:s/></text:span><text:span text:style-name="T6_35">będzie</text:span><text:span text:style-name="T6_36"><text:s/></text:span><text:span text:style-name="T6_37">to</text:span><text:span text:style-name="T6_38"><text:s/></text:span><text:span text:style-name="T6_39">tania</text:span><text:span text:style-name="T6_40"><text:s/></text:span><text:span text:style-name="T6_41">zabawa</text:span><text:span text:style-name="T6_42"><text:s/>(9<text:s/>€/</text:span><text:span text:style-name="T6_43">m</text:span><text:span text:style-name="T6_44">-</text:span><text:span text:style-name="T6_45">c</text:span><text:span text:style-name="T6_46"><text:s/></text:span><text:span text:style-name="T6_47">i</text:span><text:span text:style-name="T6_48"><text:s/></text:span><text:span text:style-name="T6_49">opłata</text:span><text:span text:style-name="T6_50"><text:s/></text:span><text:span text:style-name="T6_51">wstępna</text:span><text:span text:style-name="T6_52">),<text:s/></text:span><text:span text:style-name="T6_53">uważam</text:span><text:span text:style-name="T6_54">,<text:s/></text:span><text:span text:style-name="T6_55">że</text:span><text:span text:style-name="T6_56"><text:s/></text:span><text:span text:style-name="T6_57">czasem</text:span><text:span text:style-name="T6_58"><text:s/></text:span><text:span text:style-name="T6_59">spojrzenie</text:span><text:span text:style-name="T6_60"><text:s/></text:span><text:span text:style-name="T6_61">na</text:span><text:span text:style-name="T6_62"><text:s/></text:span><text:span text:style-name="T6_63">fandom</text:span><text:span text:style-name="T6_64"><text:s/></text:span><text:span text:style-name="T6_65">z</text:span><text:span text:style-name="T6_66"><text:s/></text:span><text:span text:style-name="T6_67">innej</text:span><text:span text:style-name="T6_68"><text:s/></text:span><text:span text:style-name="T6_69">perspektywy</text:span><text:span text:style-name="T6_70"><text:s/></text:span><text:span text:style-name="T6_71">pozwoli</text:span><text:span text:style-name="T6_72"><text:s/></text:span><text:span text:style-name="T6_73">mi</text:span><text:span text:style-name="T6_74"><text:s/></text:span><text:span text:style-name="T6_75">jakoś</text:span><text:span text:style-name="T6_76"><text:s/></text:span><text:span text:style-name="T6_77">odpocząć</text:span><text:span text:style-name="T6_78">.<text:s/></text:span><text:span text:style-name="T6_79">Po</text:span><text:span text:style-name="T6_80"><text:s/></text:span><text:span text:style-name="T6_81">powrocie</text:span><text:span text:style-name="T6_82"><text:s/></text:span><text:span text:style-name="T6_83">do</text:span><text:span text:style-name="T6_84"><text:s/></text:span><text:span text:style-name="T6_85">mojego</text:span><text:span text:style-name="T6_86"><text:s/></text:span><text:span text:style-name="T6_87">gospodarza</text:span><text:span text:style-name="T6_88"><text:s/></text:span><text:span text:style-name="T6_89">pokazałem</text:span><text:span text:style-name="T6_90"><text:s/></text:span><text:span text:style-name="T6_91">tajną</text:span><text:span text:style-name="T6_92"><text:s/></text:span><text:span text:style-name="T6_93">zawartość</text:span><text:span text:style-name="T6_94"><text:s/></text:span><text:span text:style-name="T6_95">mojego</text:span><text:span text:style-name="T6_96"><text:s/></text:span><text:span text:style-name="T6_97">plecaka</text:span><text:span text:style-name="T6_98">…<text:s/></text:span><text:span text:style-name="T6_99">ale</text:span><text:span text:style-name="T6_100"><text:s/></text:span><text:span text:style-name="T6_101">to</text:span><text:span text:style-name="T6_102"><text:s/></text:span><text:span text:style-name="T6_103">temat</text:span><text:span text:style-name="T6_104"><text:s/></text:span><text:span text:style-name="T6_105">na</text:span><text:span text:style-name="T6_106"><text:s/></text:span><text:span text:style-name="T6_107">inną</text:span><text:span text:style-name="T6_108"><text:s/></text:span><text:span text:style-name="T6_109">dyskusję</text:span><text:span text:style-name="T6_110">.<text:s/></text:span><text:span text:style-name="T6_111">Porozmawialiśmy</text:span><text:span text:style-name="T6_112">,<text:s/></text:span><text:span text:style-name="T6_113">zjedliśmy</text:span><text:span text:style-name="T6_114">,<text:s/></text:span><text:span text:style-name="T6_115">a</text:span><text:span text:style-name="T6_116"><text:s/></text:span><text:span text:style-name="T6_117">że</text:span><text:span text:style-name="T6_118"><text:s/></text:span><text:span text:style-name="T6_119">to</text:span><text:span text:style-name="T6_120"><text:s/></text:span><text:span text:style-name="T6_121">był</text:span><text:span text:style-name="T6_122"><text:s/></text:span><text:span text:style-name="T6_123">dość</text:span><text:span text:style-name="T6_124"><text:s/></text:span><text:span text:style-name="T6_125">intensywny</text:span><text:span text:style-name="T6_126"><text:s/></text:span><text:span text:style-name="T6_127">dzień</text:span><text:span text:style-name="T6_128">,<text:s/></text:span><text:span text:style-name="T6_129">szybko</text:span><text:span text:style-name="T6_130"><text:s/></text:span><text:span text:style-name="T6_131">oddaliśmy</text:span><text:span text:style-name="T6_132"><text:s/></text:span><text:span text:style-name="T6_133">się</text:span><text:span text:style-name="T6_134"><text:s/></text:span><text:span text:style-name="T6_135">pod</text:span><text:span text:style-name="T6_136"><text:s/></text:span><text:span text:style-name="T6_137">opiekę</text:span><text:span text:style-name="T6_138"><text:s/></text:span><text:span text:style-name="T6_139">Luny</text:span><text:span text:style-name="T6_140">.<text:s/></text:span><text:span text:style-name="T6_141">Rano</text:span><text:span text:style-name="T6_142"><text:s/></text:span><text:span text:style-name="T6_143">rozmawialiśmy</text:span><text:span text:style-name="T6_144"><text:s/></text:span><text:span text:style-name="T6_145">też</text:span><text:span text:style-name="T6_146"><text:s/></text:span><text:span text:style-name="T6_147">o</text:span><text:span text:style-name="T6_148"><text:s/></text:span><text:span text:style-name="T6_149">różnicach</text:span><text:span text:style-name="T6_150"><text:s/></text:span><text:span text:style-name="T6_151">w</text:span><text:span text:style-name="T6_152"><text:s/></text:span><text:span text:style-name="T6_153">meetach</text:span><text:span text:style-name="T6_154"><text:s/></text:span><text:span text:style-name="T6_155">polskich</text:span><text:span text:style-name="T6_156"><text:s/></text:span><text:span text:style-name="T6_157">i</text:span><text:span text:style-name="T6_158"><text:s/></text:span><text:span text:style-name="T6_159">niemieckich</text:span><text:span text:style-name="T6_160">,<text:s/></text:span><text:span text:style-name="T6_161">BronyConie</text:span><text:span text:style-name="T6_162"><text:s/></text:span><text:span text:style-name="T6_163">i</text:span><text:span text:style-name="T6_164"><text:s/></text:span><text:span text:style-name="T6_165">takich</text:span><text:span text:style-name="T6_166"><text:s/></text:span><text:span text:style-name="T6_167">mało</text:span><text:span text:style-name="T6_168"><text:s/></text:span><text:span text:style-name="T6_169">ważnych</text:span><text:span text:style-name="T6_170"><text:s/></text:span><text:span text:style-name="T6_171">rzeczach</text:span><text:span text:style-name="T6_172">.<text:s/></text:span><text:span text:style-name="T6_173">Po</text:span><text:span text:style-name="T6_174"><text:s/></text:span><text:span text:style-name="T6_175">podliczeniu</text:span><text:span text:style-name="T6_176"><text:s/></text:span><text:span text:style-name="T6_177">tego</text:span><text:span text:style-name="T6_178">,<text:s/></text:span><text:span text:style-name="T6_179">co</text:span><text:span text:style-name="T6_180"><text:s/></text:span><text:span text:style-name="T6_181">miałem</text:span><text:span text:style-name="T6_182"><text:s/></text:span><text:span text:style-name="T6_183">w</text:span><text:span text:style-name="T6_184"><text:s/></text:span><text:span text:style-name="T6_185">swojej</text:span><text:span text:style-name="T6_186"><text:s/></text:span><text:span text:style-name="T6_187">kasetce</text:span><text:span text:style-name="T6_188">,<text:s/></text:span><text:span text:style-name="T6_189">wyjazd</text:span><text:span text:style-name="T6_190"><text:s/></text:span><text:span text:style-name="T6_191">mógłbym</text:span><text:span text:style-name="T6_192"><text:s/></text:span><text:span text:style-name="T6_193">bez</text:span><text:span text:style-name="T6_194"><text:s/></text:span><text:span text:style-name="T6_195">problemu</text:span><text:span text:style-name="T6_196"><text:s/></text:span><text:span text:style-name="T6_197">określić</text:span><text:span text:style-name="T6_198"><text:s/></text:span><text:span text:style-name="T6_199">za</text:span><text:span text:style-name="T6_200"><text:s/>„</text:span><text:span text:style-name="T6_201">żydo</text:span><text:span text:style-name="T6_202">-</text:span><text:span text:style-name="T6_203">opłacalny</text:span><text:span text:style-name="T6_204">”<text:s/></text:span><text:span text:style-name="T6_205">i</text:span><text:span text:style-name="T6_206"><text:s/></text:span><text:span text:style-name="T6_207">to</text:span><text:span text:style-name="T6_208"><text:s/></text:span><text:span text:style-name="T6_209">mimo</text:span><text:span text:style-name="T6_210"><text:s/></text:span><text:span text:style-name="T6_211">pokrycia</text:span><text:span text:style-name="T6_212"><text:s/></text:span><text:span text:style-name="T6_213">dojazdu</text:span><text:span text:style-name="T6_214">,<text:s/></text:span><text:span text:style-name="T6_215">wyżywienia</text:span><text:span text:style-name="T6_216"><text:s/></text:span><text:span text:style-name="T6_217">i</text:span><text:span text:style-name="T6_218"><text:s/></text:span><text:span text:style-name="T6_219">zakupu</text:span><text:span text:style-name="T6_220"><text:s/></text:span><text:span text:style-name="T6_221">Luny</text:span><text:span text:style-name="T6_222">.<text:s/></text:span><text:span text:style-name="T6_223">Gdyby</text:span><text:span text:style-name="T6_224"><text:s/></text:span><text:span text:style-name="T6_225">nie</text:span><text:span text:style-name="T6_226"><text:s/></text:span><text:span text:style-name="T6_227">Księżycowa</text:span><text:span text:style-name="T6_228"><text:s/></text:span><text:span text:style-name="T6_229">Pani</text:span><text:span text:style-name="T6_230">,<text:s/></text:span><text:span text:style-name="T6_231">mógłbym</text:span><text:span text:style-name="T6_232"><text:s/></text:span><text:span text:style-name="T6_233">spokojnie</text:span><text:span text:style-name="T6_234"><text:s/></text:span><text:span text:style-name="T6_235">przywieźć</text:span><text:span text:style-name="T6_236"><text:s/>150<text:s/></text:span><text:span text:style-name="T6_237">euro</text:span><text:span text:style-name="T6_238"><text:s/>(</text:span><text:span text:style-name="T6_239">tak</text:span><text:span text:style-name="T6_240"><text:s/>–<text:s/></text:span><text:span text:style-name="T6_241">dla</text:span><text:span text:style-name="T6_242"><text:s/></text:span><text:span text:style-name="T6_243">mnie</text:span><text:span text:style-name="T6_244"><text:s/></text:span><text:span text:style-name="T6_245">to</text:span><text:span text:style-name="T6_246"><text:s/></text:span><text:span text:style-name="T6_247">też</text:span><text:span text:style-name="T6_248"><text:s/></text:span><text:span text:style-name="T6_249">dość</text:span><text:span text:style-name="T6_250"><text:s/></text:span><text:span text:style-name="T6_251">sporo</text:span><text:span text:style-name="T6_252">,<text:s/></text:span><text:span text:style-name="T6_253">pomijam</text:span><text:span text:style-name="T6_254"><text:s/></text:span><text:span text:style-name="T6_255">fakt</text:span><text:span text:style-name="T6_256">,<text:s/></text:span><text:span text:style-name="T6_257">że</text:span><text:span text:style-name="T6_258"><text:s/></text:span><text:span text:style-name="T6_259">KAŻDY</text:span><text:span text:style-name="T6_260"><text:s/></text:span><text:span text:style-name="T6_261">meet</text:span><text:span text:style-name="T6_262"><text:s/></text:span><text:span text:style-name="T6_263">w</text:span><text:span text:style-name="T6_264"><text:s/></text:span><text:span text:style-name="T6_265">Niemczech</text:span><text:span text:style-name="T6_266"><text:s/></text:span><text:span text:style-name="T6_267">był</text:span><text:span text:style-name="T6_268"><text:s/></text:span><text:span text:style-name="T6_269">bardziej</text:span><text:span text:style-name="T6_270"><text:s/></text:span><text:span text:style-name="T6_271">opłacalny</text:span><text:span text:style-name="T6_272"><text:s/></text:span><text:span text:style-name="T6_273">niż</text:span><text:span text:style-name="T6_274"><text:s/></text:span><text:span text:style-name="T6_275">Vistulian</text:span><text:span text:style-name="T6_276">,<text:s/></text:span><text:span text:style-name="T6_277">gdzie</text:span><text:span text:style-name="T6_278"><text:s/></text:span><text:span text:style-name="T6_279">to</text:span><text:span text:style-name="T6_280"><text:s/></text:span><text:span text:style-name="T6_281">najwięcej</text:span><text:span text:style-name="T6_282"><text:s/></text:span><text:span text:style-name="T6_283">szekli</text:span><text:span text:style-name="T6_284"><text:s/></text:span><text:span text:style-name="T6_285">przewinęło</text:span><text:span text:style-name="T6_286"><text:s/></text:span><text:span text:style-name="T6_287">mi</text:span><text:span text:style-name="T6_288"><text:s/></text:span><text:span text:style-name="T6_289">się</text:span><text:span text:style-name="T6_290"><text:s/></text:span><text:span text:style-name="T6_291">przez</text:span><text:span text:style-name="T6_292"><text:s/></text:span><text:span text:style-name="T6_293">ręce</text:span><text:span text:style-name="T6_294">).</text:span></text:p>
      <text:p text:style-name="P7"><text:span text:style-name="T7_1">Nawet</text:span><text:span text:style-name="T7_2"><text:s/></text:span><text:span text:style-name="T7_3">wstępnie</text:span><text:span text:style-name="T7_4"><text:s/></text:span><text:span text:style-name="T7_5">dostałem</text:span><text:span text:style-name="T7_6"><text:s/></text:span><text:span text:style-name="T7_7">zaproszenie</text:span><text:span text:style-name="T7_8"><text:s/></text:span><text:span text:style-name="T7_9">na</text:span><text:span text:style-name="T7_10"><text:s/>„</text:span><text:span text:style-name="T7_11">BUMMBUMM</text:span><text:span text:style-name="T7_12"><text:s/></text:span><text:span text:style-name="T7_13">Muffin</text:span><text:span text:style-name="T7_14">”,<text:s/></text:span><text:span text:style-name="T7_15">czyli</text:span><text:span text:style-name="T7_16"><text:s/></text:span><text:span text:style-name="T7_17">sylwestrowo</text:span><text:span text:style-name="T7_18">-</text:span><text:span text:style-name="T7_19">noworoczne</text:span><text:span text:style-name="T7_20"><text:s/></text:span><text:span text:style-name="T7_21">spotkanie</text:span><text:span text:style-name="T7_22"><text:s/></text:span><text:span text:style-name="T7_23">w</text:span><text:span text:style-name="T7_24"><text:s/></text:span><text:span text:style-name="T7_25">Poczdamie</text:span><text:span text:style-name="T7_26"><text:s/>(</text:span><text:span text:style-name="T7_27">jak</text:span><text:span text:style-name="T7_28"><text:s/></text:span><text:span text:style-name="T7_29">dla</text:span><text:span text:style-name="T7_30"><text:s/></text:span><text:span text:style-name="T7_31">mnie</text:span><text:span text:style-name="T7_32"><text:s/></text:span><text:span text:style-name="T7_33">zacnie</text:span><text:span text:style-name="T7_34">)<text:s/></text:span><text:span text:style-name="T7_35">i</text:span><text:span text:style-name="T7_36"><text:s/></text:span><text:span text:style-name="T7_37">bez</text:span><text:span text:style-name="T7_38"><text:s/></text:span><text:span text:style-name="T7_39">zbędnej</text:span><text:span text:style-name="T7_40"><text:s/></text:span><text:span text:style-name="T7_41">chwili</text:span><text:span text:style-name="T7_42"><text:s/></text:span><text:span text:style-name="T7_43">na</text:span><text:span text:style-name="T7_44"><text:s/></text:span><text:span text:style-name="T7_45">zmianę</text:span><text:span text:style-name="T7_46"><text:s/></text:span><text:span text:style-name="T7_47">zdania</text:span><text:span text:style-name="T7_48"><text:s/></text:span><text:span text:style-name="T7_49">stwierdziłem</text:span><text:span text:style-name="T7_50"><text:s/>„</text:span><text:span text:style-name="T7_51">Oh</text:span><text:span text:style-name="T7_52"><text:s/></text:span><text:span text:style-name="T7_53">Luna</text:span><text:span text:style-name="T7_54">,<text:s/></text:span><text:span text:style-name="T7_55">I</text:span><text:span text:style-name="T7_56">’</text:span><text:span text:style-name="T7_57">m</text:span><text:span text:style-name="T7_58"><text:s/></text:span><text:span text:style-name="T7_59">in</text:span><text:span text:style-name="T7_60">”.<text:s/></text:span><text:span text:style-name="T7_61">Czy</text:span><text:span text:style-name="T7_62"><text:s/></text:span><text:span text:style-name="T7_63">pojadę</text:span><text:span text:style-name="T7_64"><text:s/></text:span><text:span text:style-name="T7_65">tam</text:span><text:span text:style-name="T7_66"><text:s/></text:span><text:span text:style-name="T7_67">sam</text:span><text:span text:style-name="T7_68">,<text:s/></text:span><text:span text:style-name="T7_69">czy</text:span><text:span text:style-name="T7_70"><text:s/></text:span><text:span text:style-name="T7_71">z</text:span><text:span text:style-name="T7_72"><text:s/></text:span><text:span text:style-name="T7_73">kimś</text:span><text:span text:style-name="T7_74"><text:s/></text:span><text:span text:style-name="T7_75">z</text:span><text:span text:style-name="T7_76"><text:s/></text:span><text:span text:style-name="T7_77">polskiego</text:span><text:span text:style-name="T7_78"><text:s/></text:span><text:span text:style-name="T7_79">stada</text:span><text:span text:style-name="T7_80"><text:s/>–<text:s/></text:span><text:span text:style-name="T7_81">to</text:span><text:span text:style-name="T7_82"><text:s/></text:span><text:span text:style-name="T7_83">się</text:span><text:span text:style-name="T7_84"><text:s/></text:span><text:span text:style-name="T7_85">jeszcze</text:span><text:span text:style-name="T7_86"><text:s/></text:span><text:span text:style-name="T7_87">okaże</text:span><text:span text:style-name="T7_88">.<text:s/></text:span><text:span text:style-name="T7_89">A</text:span><text:span text:style-name="T7_90"><text:s/></text:span><text:span text:style-name="T7_91">co</text:span><text:span text:style-name="T7_92"><text:s/></text:span><text:span text:style-name="T7_93">do</text:span><text:span text:style-name="T7_94"><text:s/></text:span><text:span text:style-name="T7_95">przyszłych</text:span><text:span text:style-name="T7_96"><text:s/></text:span><text:span text:style-name="T7_97">planów</text:span><text:span text:style-name="T7_98">…<text:s/></text:span><text:span text:style-name="T7_99">pytano</text:span><text:span text:style-name="T7_100"><text:s/></text:span><text:span text:style-name="T7_101">mnie</text:span><text:span text:style-name="T7_102"><text:s/></text:span><text:span text:style-name="T7_103">o</text:span><text:span text:style-name="T7_104"><text:s/></text:span><text:span text:style-name="T7_105">takie</text:span><text:span text:style-name="T7_106"><text:s/></text:span><text:span text:style-name="T7_107">rzeczy</text:span><text:span text:style-name="T7_108">,<text:s/></text:span><text:span text:style-name="T7_109">jak</text:span><text:span text:style-name="T7_110"><text:s/>„</text:span><text:span text:style-name="T7_111">czy</text:span><text:span text:style-name="T7_112"><text:s/></text:span><text:span text:style-name="T7_113">będę</text:span><text:span text:style-name="T7_114"><text:s/></text:span><text:span text:style-name="T7_115">na</text:span><text:span text:style-name="T7_116"><text:s/></text:span><text:span text:style-name="T7_117">Brony</text:span><text:span text:style-name="T7_118"><text:s/></text:span><text:span text:style-name="T7_119">Fair</text:span><text:span text:style-name="T7_120">?”;<text:s/></text:span><text:span text:style-name="T7_121">a</text:span><text:span text:style-name="T7_122"><text:s/></text:span><text:span text:style-name="T7_123">ja</text:span><text:span text:style-name="T7_124">,<text:s/></text:span><text:span text:style-name="T7_125">jak</text:span><text:span text:style-name="T7_126"><text:s/></text:span><text:span text:style-name="T7_127">to</text:span><text:span text:style-name="T7_128"><text:s/></text:span><text:span text:style-name="T7_129">ja</text:span><text:span text:style-name="T7_130">,<text:s/></text:span><text:span text:style-name="T7_131">odpowiadałem</text:span><text:span text:style-name="T7_132"><text:s/>„</text:span><text:span text:style-name="T7_133">Jak</text:span><text:span text:style-name="T7_134"><text:s/></text:span><text:span text:style-name="T7_135">ty</text:span><text:span text:style-name="T7_136"><text:s/></text:span><text:span text:style-name="T7_137">dziwnie</text:span><text:span text:style-name="T7_138"><text:s/></text:span><text:span text:style-name="T7_139">mówisz</text:span><text:span text:style-name="T7_140">,<text:s/></text:span><text:span text:style-name="T7_141">że</text:span><text:span text:style-name="T7_142"><text:s/></text:span><text:span text:style-name="T7_143">widzimy</text:span><text:span text:style-name="T7_144"><text:s/></text:span><text:span text:style-name="T7_145">się</text:span><text:span text:style-name="T7_146"><text:s/></text:span><text:span text:style-name="T7_147">tam</text:span><text:span text:style-name="T7_148">”.<text:s/></text:span><text:span text:style-name="T7_149">Nie</text:span><text:span text:style-name="T7_150"><text:s/></text:span><text:span text:style-name="T7_151">wiem</text:span><text:span text:style-name="T7_152">,<text:s/></text:span><text:span text:style-name="T7_153">czy</text:span><text:span text:style-name="T7_154"><text:s/></text:span><text:span text:style-name="T7_155">taka</text:span><text:span text:style-name="T7_156"><text:s/></text:span><text:span text:style-name="T7_157">atmosfera</text:span><text:span text:style-name="T7_158"><text:s/></text:span><text:span text:style-name="T7_159">dopadnie</text:span><text:span text:style-name="T7_160"><text:s/></text:span><text:span text:style-name="T7_161">mnie</text:span><text:span text:style-name="T7_162"><text:s/></text:span><text:span text:style-name="T7_163">w</text:span><text:span text:style-name="T7_164"><text:s/></text:span><text:span text:style-name="T7_165">Polsce</text:span><text:span text:style-name="T7_166">,<text:s/></text:span><text:span text:style-name="T7_167">bo</text:span><text:span text:style-name="T7_168"><text:s/></text:span><text:span text:style-name="T7_169">zwykle</text:span><text:span text:style-name="T7_170"><text:s/></text:span><text:span text:style-name="T7_171">sam</text:span><text:span text:style-name="T7_172"><text:s/></text:span><text:span text:style-name="T7_173">mówię</text:span><text:span text:style-name="T7_174"><text:s/></text:span><text:span text:style-name="T7_175">o</text:span><text:span text:style-name="T7_176"><text:s/></text:span><text:span text:style-name="T7_177">tym</text:span><text:span text:style-name="T7_178">,<text:s/></text:span><text:span text:style-name="T7_179">jak</text:span><text:span text:style-name="T7_180"><text:s/></text:span><text:span text:style-name="T7_181">wyjeżdżam</text:span><text:span text:style-name="T7_182"><text:s/></text:span><text:span text:style-name="T7_183">z</text:span><text:span text:style-name="T7_184"><text:s/></text:span><text:span text:style-name="T7_185">kraju</text:span><text:span text:style-name="T7_186">.<text:s/></text:span><text:span text:style-name="T7_187">Nie</text:span><text:span text:style-name="T7_188"><text:s/></text:span><text:span text:style-name="T7_189">powiem</text:span><text:span text:style-name="T7_190"><text:s/>–<text:s/></text:span><text:span text:style-name="T7_191">odkąd</text:span><text:span text:style-name="T7_192"><text:s/></text:span><text:span text:style-name="T7_193">zacząłem</text:span><text:span text:style-name="T7_194"><text:s/></text:span><text:span text:style-name="T7_195">wyjeżdżać</text:span><text:span text:style-name="T7_196"><text:s/></text:span><text:span text:style-name="T7_197">za</text:span><text:span text:style-name="T7_198"><text:s/></text:span><text:span text:style-name="T7_199">granicę</text:span><text:span text:style-name="T7_200">,<text:s/></text:span><text:span text:style-name="T7_201">znacznie</text:span><text:span text:style-name="T7_202"><text:s/></text:span><text:span text:style-name="T7_203">zmieniło</text:span><text:span text:style-name="T7_204"><text:s/></text:span><text:span text:style-name="T7_205">się</text:span><text:span text:style-name="T7_206"><text:s/></text:span><text:span text:style-name="T7_207">moje</text:span><text:span text:style-name="T7_208"><text:s/></text:span><text:span text:style-name="T7_209">podejście</text:span><text:span text:style-name="T7_210"><text:s/></text:span><text:span text:style-name="T7_211">do</text:span><text:span text:style-name="T7_212"><text:s/></text:span><text:span text:style-name="T7_213">fandomu</text:span><text:span text:style-name="T7_214">,<text:s/></text:span><text:span text:style-name="T7_215">ludzi</text:span><text:span text:style-name="T7_216">,<text:s/></text:span><text:span text:style-name="T7_217">czy</text:span><text:span text:style-name="T7_218"><text:s/></text:span><text:span text:style-name="T7_219">definicji</text:span><text:span text:style-name="T7_220"><text:s/></text:span><text:span text:style-name="T7_221">własnej</text:span><text:span text:style-name="T7_222"><text:s/></text:span><text:span text:style-name="T7_223">strefy</text:span><text:span text:style-name="T7_224"><text:s/></text:span><text:span text:style-name="T7_225">komfortu</text:span><text:span text:style-name="T7_226">,<text:s/></text:span><text:span text:style-name="T7_227">co</text:span><text:span text:style-name="T7_228"><text:s/></text:span><text:span text:style-name="T7_229">chyba</text:span><text:span text:style-name="T7_230"><text:s/></text:span><text:span text:style-name="T7_231">w</text:span><text:span text:style-name="T7_232"><text:s/></text:span><text:span text:style-name="T7_233">Polsce</text:span><text:span text:style-name="T7_234"><text:s/></text:span><text:span text:style-name="T7_235">byłoby</text:span><text:span text:style-name="T7_236"><text:s/></text:span><text:span text:style-name="T7_237">nieosiągalne</text:span><text:span text:style-name="T7_238">.</text:span></text:p>
      <text:p text:style-name="P8"><text:span text:style-name="T8_1">Powrót</text:span><text:span text:style-name="T8_2"><text:s/></text:span><text:span text:style-name="T8_3">do</text:span><text:span text:style-name="T8_4"><text:s/></text:span><text:span text:style-name="T8_5">Polski</text:span><text:span text:style-name="T8_6"><text:s/></text:span><text:span text:style-name="T8_7">po</text:span><text:span text:style-name="T8_8"><text:s/></text:span><text:span text:style-name="T8_9">takich</text:span><text:span text:style-name="T8_10"><text:s/></text:span><text:span text:style-name="T8_11">wyprawach</text:span><text:span text:style-name="T8_12"><text:s/></text:span><text:span text:style-name="T8_13">zawsze</text:span><text:span text:style-name="T8_14"><text:s/></text:span><text:span text:style-name="T8_15">zostawia</text:span><text:span text:style-name="T8_16"><text:s/></text:span><text:span text:style-name="T8_17">w</text:span><text:span text:style-name="T8_18"><text:s/></text:span><text:span text:style-name="T8_19">sercu</text:span><text:span text:style-name="T8_20"><text:s/></text:span><text:span text:style-name="T8_21">jakąś</text:span><text:span text:style-name="T8_22"><text:s/></text:span><text:span text:style-name="T8_23">pustkę</text:span><text:span text:style-name="T8_24">;<text:s/></text:span><text:span text:style-name="T8_25">nie</text:span><text:span text:style-name="T8_26"><text:s/></text:span><text:span text:style-name="T8_27">wiem</text:span><text:span text:style-name="T8_28"><text:s/></text:span><text:span text:style-name="T8_29">dlaczego</text:span><text:span text:style-name="T8_30">,<text:s/></text:span><text:span text:style-name="T8_31">ale</text:span><text:span text:style-name="T8_32"><text:s/></text:span><text:span text:style-name="T8_33">Polski</text:span><text:span text:style-name="T8_34"><text:s/>„</text:span><text:span text:style-name="T8_35">fand</text:span><text:span text:style-name="T8_36">00</text:span><text:span text:style-name="T8_37">m</text:span><text:span text:style-name="T8_38">”<text:s/></text:span><text:span text:style-name="T8_39">już</text:span><text:span text:style-name="T8_40"><text:s/></text:span><text:span text:style-name="T8_41">jakoś</text:span><text:span text:style-name="T8_42"><text:s/></text:span><text:span text:style-name="T8_43">tak</text:span><text:span text:style-name="T8_44"><text:s/></text:span><text:span text:style-name="T8_45">nie</text:span><text:span text:style-name="T8_46"><text:s/></text:span><text:span text:style-name="T8_47">rozpala</text:span><text:span text:style-name="T8_48"><text:s/></text:span><text:span text:style-name="T8_49">serca</text:span><text:span text:style-name="T8_50"><text:s/></text:span><text:span text:style-name="T8_51">przyjaźnią</text:span><text:span text:style-name="T8_52">,<text:s/></text:span><text:span text:style-name="T8_53">serdecznością</text:span><text:span text:style-name="T8_54">,<text:s/></text:span><text:span text:style-name="T8_55">zaufaniem</text:span><text:span text:style-name="T8_56"><text:s/></text:span><text:span text:style-name="T8_57">czy</text:span><text:span text:style-name="T8_58"><text:s/></text:span><text:span text:style-name="T8_59">po</text:span><text:span text:style-name="T8_60"><text:s/></text:span><text:span text:style-name="T8_61">prostu</text:span><text:span text:style-name="T8_62"><text:s/></text:span><text:span text:style-name="T8_63">zwykłą</text:span><text:span text:style-name="T8_64"><text:s/></text:span><text:span text:style-name="T8_65">akceptacją</text:span><text:span text:style-name="T8_66"><text:s/></text:span><text:span text:style-name="T8_67">tego</text:span><text:span text:style-name="T8_68">,<text:s/></text:span><text:span text:style-name="T8_69">kim</text:span><text:span text:style-name="T8_70"><text:s/></text:span><text:span text:style-name="T8_71">naprawdę</text:span><text:span text:style-name="T8_72"><text:s/></text:span><text:span text:style-name="T8_73">jesteś</text:span><text:span text:style-name="T8_74"><text:s/>(</text:span><text:span text:style-name="T8_75">może</text:span><text:span text:style-name="T8_76"><text:s/></text:span><text:span text:style-name="T8_77">to</text:span><text:span text:style-name="T8_78"><text:s/></text:span><text:span text:style-name="T8_79">moja</text:span><text:span text:style-name="T8_80"><text:s/></text:span><text:span text:style-name="T8_81">mierna</text:span><text:span text:style-name="T8_82"><text:s/></text:span><text:span text:style-name="T8_83">interpretacja</text:span><text:span text:style-name="T8_84"><text:s/></text:span><text:span text:style-name="T8_85">otaczającej</text:span><text:span text:style-name="T8_86"><text:s/></text:span><text:span text:style-name="T8_87">mnie</text:span><text:span text:style-name="T8_88"><text:s/></text:span><text:span text:style-name="T8_89">rzeczywistości</text:span><text:span text:style-name="T8_90">).<text:s/></text:span><text:span text:style-name="T8_91">Może</text:span><text:span text:style-name="T8_92"><text:s/></text:span><text:span text:style-name="T8_93">kiedyś</text:span><text:span text:style-name="T8_94"><text:s/></text:span><text:span text:style-name="T8_95">to</text:span><text:span text:style-name="T8_96"><text:s/></text:span><text:span text:style-name="T8_97">się</text:span><text:span text:style-name="T8_98"><text:s/></text:span><text:span text:style-name="T8_99">zmieni</text:span><text:span text:style-name="T8_100">,<text:s/></text:span><text:span text:style-name="T8_101">ale</text:span><text:span text:style-name="T8_102"><text:s/>„</text:span><text:span text:style-name="T8_103">It</text:span><text:span text:style-name="T8_104">’</text:span><text:span text:style-name="T8_105">s</text:span><text:span text:style-name="T8_106"><text:s/></text:span><text:span text:style-name="T8_107">a</text:span><text:span text:style-name="T8_108"><text:s/></text:span><text:span text:style-name="T8_109">long</text:span><text:span text:style-name="T8_110"><text:s/></text:span><text:span text:style-name="T8_111">way</text:span><text:span text:style-name="T8_112"><text:s/></text:span><text:span text:style-name="T8_113">to</text:span><text:span text:style-name="T8_114"><text:s/></text:span><text:span text:style-name="T8_115">Equestria</text:span><text:span text:style-name="T8_116">”,<text:s/></text:span><text:span text:style-name="T8_117">jak</text:span><text:span text:style-name="T8_118"><text:s/></text:span><text:span text:style-name="T8_119">to</text:span><text:span text:style-name="T8_120"><text:s/></text:span><text:span text:style-name="T8_121">śpiewał</text:span><text:span text:style-name="T8_122"><text:s/></text:span><text:span text:style-name="T8_123">MandoPony</text:span><text:span text:style-name="T8_124">.</text:span></text:p>
      <text:p text:style-name="P9"><text:span text:style-name="T9_1">Tyle</text:span><text:span text:style-name="T9_2"><text:s/></text:span><text:span text:style-name="T9_3">mojego</text:span><text:span text:style-name="T9_4"><text:s/></text:span><text:span text:style-name="T9_5">spojrzenia</text:span><text:span text:style-name="T9_6"><text:s/></text:span><text:span text:style-name="T9_7">na</text:span><text:span text:style-name="T9_8"><text:s/></text:span><text:span text:style-name="T9_9">meet</text:span><text:span text:style-name="T9_10"><text:s/></text:span><text:span text:style-name="T9_11">z</text:span><text:span text:style-name="T9_12"><text:s/></text:span><text:span text:style-name="T9_13">okazji</text:span><text:span text:style-name="T9_14"><text:s/>5.<text:s/></text:span><text:span text:style-name="T9_15">urodzin</text:span><text:span text:style-name="T9_16"><text:s/></text:span><text:span text:style-name="T9_17">MLP</text:span><text:span text:style-name="T9_18">,<text:s/></text:span><text:span text:style-name="T9_19">który</text:span><text:span text:style-name="T9_20"><text:s/></text:span><text:span text:style-name="T9_21">spędziłem</text:span><text:span text:style-name="T9_22"><text:s/></text:span><text:span text:style-name="T9_23">z</text:span><text:span text:style-name="T9_24"><text:s/></text:span><text:span text:style-name="T9_25">berlińskimi</text:span><text:span text:style-name="T9_26"><text:s/></text:span><text:span text:style-name="T9_27">przyjaciółmi</text:span><text:span text:style-name="T9_28">.<text:s/></text:span><text:span text:style-name="T9_29">Liczę</text:span><text:span text:style-name="T9_30"><text:s/></text:span><text:span text:style-name="T9_31">na</text:span><text:span text:style-name="T9_32"><text:s/></text:span><text:span text:style-name="T9_33">cud</text:span><text:span text:style-name="T9_34"><text:s/></text:span><text:span text:style-name="T9_35">i</text:span><text:span text:style-name="T9_36"><text:s/></text:span><text:span text:style-name="T9_37">może</text:span><text:span text:style-name="T9_38"><text:s/></text:span><text:span text:style-name="T9_39">kiedyś</text:span><text:span text:style-name="T9_40"><text:s/></text:span><text:span text:style-name="T9_41">tak</text:span><text:span text:style-name="T9_42"><text:s/></text:span><text:span text:style-name="T9_43">specyficzny</text:span><text:span text:style-name="T9_44"><text:s/></text:span><text:span text:style-name="T9_45">meet</text:span><text:span text:style-name="T9_46"><text:s/></text:span><text:span text:style-name="T9_47">odbędzie</text:span><text:span text:style-name="T9_48"><text:s/></text:span><text:span text:style-name="T9_49">się</text:span><text:span text:style-name="T9_50"><text:s/></text:span><text:span text:style-name="T9_51">i</text:span><text:span text:style-name="T9_52"><text:s/></text:span><text:span text:style-name="T9_53">u</text:span><text:span text:style-name="T9_54"><text:s/></text:span><text:span text:style-name="T9_55">nas</text:span><text:span text:style-name="T9_56">,<text:s/></text:span><text:span text:style-name="T9_57">bo</text:span><text:span text:style-name="T9_58"><text:s/></text:span><text:span text:style-name="T9_59">czasem</text:span><text:span text:style-name="T9_60"><text:s/></text:span><text:span text:style-name="T9_61">nie</text:span><text:span text:style-name="T9_62"><text:s/></text:span><text:span text:style-name="T9_63">chodzi</text:span><text:span text:style-name="T9_64"><text:s/></text:span><text:span text:style-name="T9_65">w</text:span><text:span text:style-name="T9_66"><text:s/></text:span><text:span text:style-name="T9_67">meecie</text:span><text:span text:style-name="T9_68"><text:s/></text:span><text:span text:style-name="T9_69">o</text:span><text:span text:style-name="T9_70"><text:s/></text:span><text:span text:style-name="T9_71">prelekcję</text:span><text:span text:style-name="T9_72">,<text:s/></text:span><text:span text:style-name="T9_73">dyskusję</text:span><text:span text:style-name="T9_74"><text:s/></text:span><text:span text:style-name="T9_75">czy</text:span><text:span text:style-name="T9_76"><text:s/></text:span><text:span text:style-name="T9_77">zakup</text:span><text:span text:style-name="T9_78"><text:s/></text:span><text:span text:style-name="T9_79">czegokolwiek</text:span><text:span text:style-name="T9_80">,<text:s/></text:span><text:span text:style-name="T9_81">a</text:span><text:span text:style-name="T9_82"><text:s/></text:span><text:span text:style-name="T9_83">takie</text:span><text:span text:style-name="T9_84"><text:s/></text:span><text:span text:style-name="T9_85">przyjacielskie</text:span><text:span text:style-name="T9_86"><text:s/></text:span><text:span text:style-name="T9_87">spotkanie</text:span><text:span text:style-name="T9_88"><text:s/></text:span><text:span text:style-name="T9_89">potrafi</text:span><text:span text:style-name="T9_90"><text:s/></text:span><text:span text:style-name="T9_91">przypomnieć</text:span><text:span text:style-name="T9_92">,<text:s/></text:span><text:span text:style-name="T9_93">dlaczego</text:span><text:span text:style-name="T9_94"><text:s/></text:span><text:span text:style-name="T9_95">jesteśmy</text:span><text:span text:style-name="T9_96"><text:s/></text:span><text:span text:style-name="T9_97">fanami</text:span><text:span text:style-name="T9_98"><text:s/></text:span><text:span text:style-name="T9_99">MLP</text:span><text:span text:style-name="T9_100">.</text:span></text:p>
      <text:p text:style-name="P10"/>
      <text:p text:style-name="P11"><text:span text:style-name="T11_1">Pozdrawia</text:span><text:span text:style-name="T11_2"><text:s/></text:span><text:span text:style-name="T11_3">idący</text:span><text:span text:style-name="T11_4"><text:s/>„</text:span><text:span text:style-name="T11_5">boso</text:span><text:span text:style-name="T11_6"><text:s/></text:span><text:span text:style-name="T11_7">przez</text:span><text:span text:style-name="T11_8"><text:s/></text:span><text:span text:style-name="T11_9">meety</text:span><text:span text:style-name="T11_10">”<text:s/></text:span><text:span text:style-name="T11_11">Redtraveler</text:span></text:p>
      <text:p text:style-name="P12"/>
      <text:p text:style-name="P13"><text:span text:style-name="T13_1">Zdjęcia</text:span><text:span text:style-name="T13_2"><text:s/>(</text:span><text:span text:style-name="T13_3">wszystko</text:span><text:span text:style-name="T13_4"><text:s/></text:span><text:span text:style-name="T13_5">dogadane</text:span><text:span text:style-name="T13_6"><text:s/></text:span><text:span text:style-name="T13_7">z</text:span><text:span text:style-name="T13_8"><text:s/></text:span><text:span text:style-name="T13_9">Macterem</text:span><text:span text:style-name="T13_10">)<text:s/></text:span><text:span text:style-name="T13_11"><text:a xlink:type="simple" xlink:href="https://www.dropbox.com/sh/u8skyckr74yh1fi/AABJPzKMVF0D0HQjFzKiGlrga"><text:span text:style-name="T13_12">https</text:span></text:a></text:span><text:span text:style-name="T13_13"><text:a xlink:type="simple" xlink:href="https://www.dropbox.com/sh/u8skyckr74yh1fi/AABJPzKMVF0D0HQjFzKiGlrga"><text:span text:style-name="T13_14">://</text:span></text:a></text:span><text:span text:style-name="T13_15"><text:a xlink:type="simple" xlink:href="https://www.dropbox.com/sh/u8skyckr74yh1fi/AABJPzKMVF0D0HQjFzKiGlrga"><text:span text:style-name="T13_16">www</text:span></text:a></text:span><text:span text:style-name="T13_17"><text:a xlink:type="simple" xlink:href="https://www.dropbox.com/sh/u8skyckr74yh1fi/AABJPzKMVF0D0HQjFzKiGlrga"><text:span text:style-name="T13_18">.</text:span></text:a></text:span><text:span text:style-name="T13_19"><text:a xlink:type="simple" xlink:href="https://www.dropbox.com/sh/u8skyckr74yh1fi/AABJPzKMVF0D0HQjFzKiGlrga"><text:span text:style-name="T13_20">dropbox</text:span></text:a></text:span><text:span text:style-name="T13_21"><text:a xlink:type="simple" xlink:href="https://www.dropbox.com/sh/u8skyckr74yh1fi/AABJPzKMVF0D0HQjFzKiGlrga"><text:span text:style-name="T13_22">.</text:span></text:a></text:span><text:span text:style-name="T13_23"><text:a xlink:type="simple" xlink:href="https://www.dropbox.com/sh/u8skyckr74yh1fi/AABJPzKMVF0D0HQjFzKiGlrga"><text:span text:style-name="T13_24">com</text:span></text:a></text:span><text:span text:style-name="T13_25"><text:a xlink:type="simple" xlink:href="https://www.dropbox.com/sh/u8skyckr74yh1fi/AABJPzKMVF0D0HQjFzKiGlrga"><text:span text:style-name="T13_26">/</text:span></text:a></text:span><text:span text:style-name="T13_27"><text:a xlink:type="simple" xlink:href="https://www.dropbox.com/sh/u8skyckr74yh1fi/AABJPzKMVF0D0HQjFzKiGlrga"><text:span text:style-name="T13_28">sh</text:span></text:a></text:span><text:span text:style-name="T13_29"><text:a xlink:type="simple" xlink:href="https://www.dropbox.com/sh/u8skyckr74yh1fi/AABJPzKMVF0D0HQjFzKiGlrga"><text:span text:style-name="T13_30">/</text:span></text:a></text:span><text:span text:style-name="T13_31"><text:a xlink:type="simple" xlink:href="https://www.dropbox.com/sh/u8skyckr74yh1fi/AABJPzKMVF0D0HQjFzKiGlrga"><text:span text:style-name="T13_32">u</text:span></text:a></text:span><text:span text:style-name="T13_33"><text:a xlink:type="simple" xlink:href="https://www.dropbox.com/sh/u8skyckr74yh1fi/AABJPzKMVF0D0HQjFzKiGlrga"><text:span text:style-name="T13_34">8</text:span></text:a></text:span><text:span text:style-name="T13_35"><text:a xlink:type="simple" xlink:href="https://www.dropbox.com/sh/u8skyckr74yh1fi/AABJPzKMVF0D0HQjFzKiGlrga"><text:span text:style-name="T13_36">skyckr</text:span></text:a></text:span><text:span text:style-name="T13_37"><text:a xlink:type="simple" xlink:href="https://www.dropbox.com/sh/u8skyckr74yh1fi/AABJPzKMVF0D0HQjFzKiGlrga"><text:span text:style-name="T13_38">74</text:span></text:a></text:span><text:span text:style-name="T13_39"><text:a xlink:type="simple" xlink:href="https://www.dropbox.com/sh/u8skyckr74yh1fi/AABJPzKMVF0D0HQjFzKiGlrga"><text:span text:style-name="T13_40">yh</text:span></text:a></text:span><text:span text:style-name="T13_41"><text:a xlink:type="simple" xlink:href="https://www.dropbox.com/sh/u8skyckr74yh1fi/AABJPzKMVF0D0HQjFzKiGlrga"><text:span text:style-name="T13_42">1</text:span></text:a></text:span><text:span text:style-name="T13_43"><text:a xlink:type="simple" xlink:href="https://www.dropbox.com/sh/u8skyckr74yh1fi/AABJPzKMVF0D0HQjFzKiGlrga"><text:span text:style-name="T13_44">fi</text:span></text:a></text:span><text:span text:style-name="T13_45"><text:a xlink:type="simple" xlink:href="https://www.dropbox.com/sh/u8skyckr74yh1fi/AABJPzKMVF0D0HQjFzKiGlrga"><text:span text:style-name="T13_46">/</text:span></text:a></text:span><text:span text:style-name="T13_47"><text:a xlink:type="simple" xlink:href="https://www.dropbox.com/sh/u8skyckr74yh1fi/AABJPzKMVF0D0HQjFzKiGlrga"><text:span text:style-name="T13_48">AABJPzKMVF</text:span></text:a></text:span><text:span text:style-name="T13_49"><text:a xlink:type="simple" xlink:href="https://www.dropbox.com/sh/u8skyckr74yh1fi/AABJPzKMVF0D0HQjFzKiGlrga"><text:span text:style-name="T13_50">0</text:span></text:a></text:span><text:span text:style-name="T13_51"><text:a xlink:type="simple" xlink:href="https://www.dropbox.com/sh/u8skyckr74yh1fi/AABJPzKMVF0D0HQjFzKiGlrga"><text:span text:style-name="T13_52">D</text:span></text:a></text:span><text:span text:style-name="T13_53"><text:a xlink:type="simple" xlink:href="https://www.dropbox.com/sh/u8skyckr74yh1fi/AABJPzKMVF0D0HQjFzKiGlrga"><text:span text:style-name="T13_54">0</text:span></text:a></text:span><text:span text:style-name="T13_55"><text:a xlink:type="simple" xlink:href="https://www.dropbox.com/sh/u8skyckr74yh1fi/AABJPzKMVF0D0HQjFzKiGlrga"><text:span text:style-name="T13_56">HQjFzKiGlrga</text:span></text:a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